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10d0c" draw:fill-color="#ff3838" draw:textarea-horizontal-align="justify" draw:textarea-vertical-align="middle" draw:auto-grow-height="false" fo:min-height="0.75cm" fo:min-width="3.25cm"/>
      <style:paragraph-properties style:writing-mode="lr-tb"/>
    </style:style>
    <style:style style:name="gr2" style:family="graphic" style:parent-style-name="standard">
      <style:graphic-properties draw:fill-color="#5983b0" draw:textarea-horizontal-align="justify" draw:textarea-vertical-align="middle" draw:auto-grow-height="false" fo:min-height="0.75cm" fo:min-width="3.25cm"/>
      <style:paragraph-properties style:writing-mode="lr-tb"/>
    </style:style>
    <style:style style:name="gr3" style:family="graphic" style:parent-style-name="standard">
      <style:graphic-properties svg:stroke-color="#069a2e" draw:fill-color="#77bc65" draw:textarea-horizontal-align="justify" draw:textarea-vertical-align="middle" draw:auto-grow-height="false" fo:min-height="0.75cm" fo:min-width="3.25cm"/>
      <style:paragraph-properties style:writing-mode="lr-tb"/>
    </style:style>
    <style:style style:name="gr4" style:family="graphic" style:parent-style-name="standard">
      <style:graphic-properties svg:stroke-color="#f10d0c" draw:fill-color="#ff3838" draw:textarea-horizontal-align="justify" draw:textarea-vertical-align="middle" draw:auto-grow-height="false" fo:min-height="0.75cm" fo:min-width="9.5cm"/>
      <style:paragraph-properties style:writing-mode="lr-tb"/>
    </style:style>
    <style:style style:name="gr5" style:family="graphic" style:parent-style-name="standard">
      <style:graphic-properties draw:fill-color="#5983b0" draw:textarea-horizontal-align="justify" draw:textarea-vertical-align="middle" draw:auto-grow-height="false" fo:min-height="0.75cm" fo:min-width="4.5cm"/>
      <style:paragraph-properties style:writing-mode="lr-tb"/>
    </style:style>
    <style:style style:name="gr6" style:family="graphic" style:parent-style-name="objectwithoutfill">
      <style:graphic-properties draw:marker-end="Groty_20_strzałek_20_1" draw:marker-end-width="0.3cm" draw:fill="none" draw:textarea-vertical-align="middle"/>
    </style:style>
    <style:style style:name="gr7" style:family="graphic" style:parent-style-name="standard">
      <style:graphic-properties svg:stroke-color="#f10d0c" draw:fill-color="#ff3838" draw:textarea-horizontal-align="justify" draw:textarea-vertical-align="middle" draw:auto-grow-height="false" fo:min-height="0.75cm" fo:min-width="4.5cm"/>
      <style:paragraph-properties style:writing-mode="lr-tb"/>
    </style:style>
    <style:style style:name="gr8" style:family="graphic" style:parent-style-name="objectwithoutfill">
      <style:graphic-properties draw:marker-end="Groty_20_strzałek_20_2" draw:marker-end-width="0.3cm" draw:fill="none" draw:textarea-vertical-align="middle"/>
    </style:style>
    <style:style style:name="gr9" style:family="graphic" style:parent-style-name="standard">
      <style:graphic-properties draw:fill-color="#5983b0" draw:textarea-horizontal-align="justify" draw:textarea-vertical-align="middle" draw:auto-grow-height="false" fo:min-height="0.75cm" fo:min-width="2cm"/>
      <style:paragraph-properties style:writing-mode="lr-tb"/>
    </style:style>
    <style:style style:name="gr10" style:family="graphic" style:parent-style-name="standard">
      <style:graphic-properties svg:stroke-color="#e6e905" draw:fill-color="#ffff38" draw:textarea-horizontal-align="justify" draw:textarea-vertical-align="middle" draw:auto-grow-height="false" fo:min-height="0.75cm" fo:min-width="3.25cm"/>
      <style:paragraph-properties style:writing-mode="lr-tb"/>
    </style:style>
    <style:style style:name="gr11" style:family="graphic" style:parent-style-name="standard">
      <style:graphic-properties svg:stroke-color="#e6e905" draw:fill-color="#ffff38" draw:textarea-horizontal-align="justify" draw:textarea-vertical-align="middle" draw:auto-grow-height="false" fo:min-height="0.75cm" fo:min-width="9.5cm"/>
      <style:paragraph-properties style:writing-mode="lr-tb"/>
    </style:style>
    <style:style style:name="gr12" style:family="graphic" style:parent-style-name="standard">
      <style:graphic-properties svg:stroke-color="#e6e905" draw:fill-color="#ffff38" draw:textarea-horizontal-align="justify" draw:textarea-vertical-align="middle" draw:auto-grow-height="false" fo:min-height="0.75cm" fo:min-width="4.5cm"/>
      <style:paragraph-properties style:writing-mode="lr-tb"/>
    </style:style>
    <style:style style:name="gr13" style:family="graphic" style:parent-style-name="standard">
      <style:graphic-properties svg:stroke-color="#f10d0c" draw:fill-color="#ff3838" draw:textarea-horizontal-align="justify" draw:textarea-vertical-align="middle" draw:auto-grow-height="false" fo:min-height="0.75cm" fo:min-width="6.5cm"/>
      <style:paragraph-properties style:writing-mode="lr-tb"/>
    </style:style>
    <style:style style:name="gr14" style:family="graphic" style:parent-style-name="standard">
      <style:graphic-properties svg:stroke-color="#e6e905" draw:fill-color="#ffff38" draw:textarea-horizontal-align="justify" draw:textarea-vertical-align="middle" draw:auto-grow-height="false" fo:min-height="0.75cm" fo:min-width="6.5cm"/>
      <style:paragraph-properties style:writing-mode="lr-tb"/>
    </style:style>
    <style:style style:name="gr15" style:family="graphic" style:parent-style-name="standard">
      <style:graphic-properties svg:stroke-color="#f10d0c" draw:fill-color="#ff3838" draw:textarea-horizontal-align="justify" draw:textarea-vertical-align="middle" draw:auto-grow-height="false" fo:min-height="0.75cm" fo:min-width="3.5cm"/>
      <style:paragraph-properties style:writing-mode="lr-tb"/>
    </style:style>
    <style:style style:name="gr16" style:family="graphic" style:parent-style-name="standard">
      <style:graphic-properties svg:stroke-color="#e6e905" draw:fill-color="#ffff38" draw:textarea-horizontal-align="justify" draw:textarea-vertical-align="middle" draw:auto-grow-height="false" fo:min-height="0.75cm" fo:min-width="3.5cm"/>
      <style:paragraph-properties style:writing-mode="lr-tb"/>
    </style:style>
    <style:style style:name="gr17" style:family="graphic" style:parent-style-name="standard">
      <style:graphic-properties draw:fill-color="#5983b0" draw:textarea-horizontal-align="justify" draw:textarea-vertical-align="middle" draw:auto-grow-height="false" fo:min-height="0.75cm" fo:min-width="3.5cm"/>
      <style:paragraph-properties style:writing-mode="lr-tb"/>
    </style:style>
    <style:style style:name="gr18" style:family="graphic" style:parent-style-name="objectwithoutfill">
      <style:graphic-properties draw:marker-end="Groty_20_strzałek_20_4" draw:marker-end-width="0.3cm" draw:fill="none" draw:textarea-vertical-align="middle"/>
    </style:style>
    <style:style style:name="gr19" style:family="graphic" style:parent-style-name="standard">
      <style:graphic-properties svg:stroke-color="#f10d0c" draw:fill-color="#ff3838" draw:textarea-horizontal-align="justify" draw:textarea-vertical-align="middle" draw:auto-grow-height="false" fo:min-height="0.75cm" fo:min-width="2.5cm"/>
      <style:paragraph-properties style:writing-mode="lr-tb"/>
    </style:style>
    <style:style style:name="gr20" style:family="graphic" style:parent-style-name="standard">
      <style:graphic-properties svg:stroke-color="#e6e905" draw:fill-color="#ffff38" draw:textarea-horizontal-align="justify" draw:textarea-vertical-align="middle" draw:auto-grow-height="false" fo:min-height="0.75cm" fo:min-width="2.5cm"/>
      <style:paragraph-properties style:writing-mode="lr-tb"/>
    </style:style>
    <style:style style:name="gr21" style:family="graphic" style:parent-style-name="standard">
      <style:graphic-properties draw:fill-color="#5983b0" draw:textarea-horizontal-align="justify" draw:textarea-vertical-align="middle" draw:auto-grow-height="false" fo:min-height="0.75cm" fo:min-width="2.5cm"/>
      <style:paragraph-properties style:writing-mode="lr-tb"/>
    </style:style>
    <style:style style:name="gr22" style:family="graphic" style:parent-style-name="standard">
      <style:graphic-properties svg:stroke-color="#069a2e" draw:fill-color="#77bc65" draw:textarea-horizontal-align="justify" draw:textarea-vertical-align="middle" draw:auto-grow-height="false" fo:min-height="0.75cm" fo:min-width="2.5cm"/>
      <style:paragraph-properties style:writing-mode="lr-tb"/>
    </style:style>
    <style:style style:name="gr23" style:family="graphic" style:parent-style-name="standard">
      <style:graphic-properties svg:stroke-color="#069a2e" draw:fill-color="#77bc65" draw:textarea-horizontal-align="justify" draw:textarea-vertical-align="middle" draw:auto-grow-height="false" fo:min-height="0.75cm" fo:min-width="3.5cm"/>
      <style:paragraph-properties style:writing-mode="lr-tb"/>
    </style:style>
    <style:style style:name="gr24" style:family="graphic" style:parent-style-name="objectwithoutfill">
      <style:graphic-properties draw:marker-end="Groty_20_strzałek_20_11" draw:marker-end-width="0.3cm" draw:fill="none" draw:textarea-vertical-align="middle"/>
    </style:style>
    <style:style style:name="gr25" style:family="graphic" style:parent-style-name="objectwithoutfill">
      <style:graphic-properties draw:marker-end="Groty_20_strzałek_20_12" draw:marker-end-width="0.3cm" draw:fill="none" draw:textarea-vertical-align="middle"/>
    </style:style>
    <style:style style:name="gr26" style:family="graphic" style:parent-style-name="objectwithoutfill">
      <style:graphic-properties draw:marker-end="Groty_20_strzałek_20_13" draw:marker-end-width="0.3cm" draw:fill="none" draw:textarea-vertical-align="middle"/>
    </style:style>
    <style:style style:name="gr27" style:family="graphic" style:parent-style-name="objectwithoutfill">
      <style:graphic-properties draw:marker-end="Groty_20_strzałek_20_15" draw:marker-end-width="0.3cm" draw:fill="none" draw:textarea-vertical-align="middle"/>
    </style:style>
    <style:style style:name="gr28" style:family="graphic" style:parent-style-name="objectwithoutfill">
      <style:graphic-properties draw:marker-end="Groty_20_strzałek_20_16" draw:marker-end-width="0.3cm" draw:fill="none" draw:textarea-vertical-align="middle"/>
    </style:style>
    <style:style style:name="gr29" style:family="graphic" style:parent-style-name="objectwithoutfill">
      <style:graphic-properties draw:marker-end="Groty_20_strzałek_20_17" draw:marker-end-width="0.3cm" draw:fill="none" draw:textarea-vertical-align="middle"/>
    </style:style>
    <style:style style:name="gr30" style:family="graphic" style:parent-style-name="standard">
      <style:graphic-properties svg:stroke-color="#3465a4" draw:fill-color="#5983b0" draw:textarea-horizontal-align="justify" draw:textarea-vertical-align="middle" draw:auto-grow-height="false" fo:min-height="0.75cm" fo:min-width="3.5cm"/>
      <style:paragraph-properties style:writing-mode="lr-tb"/>
    </style:style>
    <style:style style:name="gr31" style:family="graphic" style:parent-style-name="standard">
      <style:graphic-properties svg:stroke-color="#3465a4" draw:fill-color="#5983b0" draw:textarea-horizontal-align="justify" draw:textarea-vertical-align="middle" draw:auto-grow-height="false" fo:min-height="0.75cm" fo:min-width="2.5cm"/>
      <style:paragraph-properties style:writing-mode="lr-tb"/>
    </style:style>
    <style:style style:name="gr32" style:family="graphic" style:parent-style-name="objectwithoutfill">
      <style:graphic-properties draw:marker-end="Groty_20_strzałek_20_18" draw:marker-end-width="0.3cm" draw:fill="none" draw:textarea-vertical-align="middle"/>
    </style:style>
    <style:style style:name="gr33" style:family="graphic" style:parent-style-name="objectwithoutfill">
      <style:graphic-properties draw:marker-end="Groty_20_strzałek_20_19" draw:marker-end-width="0.3cm" draw:fill="none" draw:textarea-vertical-align="middle"/>
    </style:style>
    <style:style style:name="gr34" style:family="graphic" style:parent-style-name="standard">
      <style:graphic-properties draw:fill-color="#5983b0" draw:textarea-horizontal-align="justify" draw:textarea-vertical-align="middle" draw:auto-grow-height="false" fo:min-height="0.75cm" fo:min-width="9.5cm"/>
      <style:paragraph-properties style:writing-mode="lr-tb"/>
    </style:style>
    <style:style style:name="gr35" style:family="graphic" style:parent-style-name="standard">
      <style:graphic-properties svg:stroke-color="#a7074b" draw:fill-color="#e16173" draw:textarea-horizontal-align="justify" draw:textarea-vertical-align="middle" draw:auto-grow-height="false" fo:min-height="0.75cm" fo:min-width="3.25cm"/>
      <style:paragraph-properties style:writing-mode="lr-tb"/>
    </style:style>
    <style:style style:name="gr36" style:family="graphic" style:parent-style-name="standard">
      <style:graphic-properties svg:stroke-color="#a7074b" draw:fill-color="#e16173" draw:textarea-horizontal-align="justify" draw:textarea-vertical-align="middle" draw:auto-grow-height="false" fo:min-height="0.75cm" fo:min-width="9.5cm"/>
      <style:paragraph-properties style:writing-mode="lr-tb"/>
    </style:style>
    <style:style style:name="gr37" style:family="graphic" style:parent-style-name="objectwithoutfill">
      <style:graphic-properties draw:marker-end="Groty_20_strzałek_20_20" draw:marker-end-width="0.3cm" draw:fill="none" draw:textarea-vertical-align="middle"/>
    </style:style>
    <style:style style:name="gr38" style:family="graphic" style:parent-style-name="standard">
      <style:graphic-properties draw:fill-color="#5983b0" draw:textarea-horizontal-align="justify" draw:textarea-vertical-align="middle" draw:auto-grow-height="false" fo:min-height="0.25cm" fo:min-width="2.5cm"/>
      <style:paragraph-properties style:writing-mode="lr-tb"/>
    </style:style>
    <style:style style:name="gr39" style:family="graphic" style:parent-style-name="standard">
      <style:graphic-properties svg:stroke-color="#ea7500" draw:fill-color="#ff860d" draw:textarea-horizontal-align="justify" draw:textarea-vertical-align="middle" draw:auto-grow-height="false" fo:min-height="0.25cm" fo:min-width="2.5cm"/>
      <style:paragraph-properties style:writing-mode="lr-tb"/>
    </style:style>
    <style:style style:name="gr40" style:family="graphic" style:parent-style-name="standard">
      <style:graphic-properties svg:stroke-color="#780373" draw:fill-color="#8d1d75" draw:textarea-horizontal-align="justify" draw:textarea-vertical-align="middle" draw:auto-grow-height="false" fo:min-height="0.25cm" fo:min-width="2.5cm"/>
      <style:paragraph-properties style:writing-mode="lr-tb"/>
    </style:style>
    <style:style style:name="gr41" style:family="graphic" style:parent-style-name="standard">
      <style:graphic-properties svg:stroke-color="#127622" draw:fill-color="#3faf46" draw:textarea-horizontal-align="justify" draw:textarea-vertical-align="middle" draw:auto-grow-height="false" fo:min-height="0.25cm" fo:min-width="2.5cm"/>
      <style:paragraph-properties style:writing-mode="lr-tb"/>
    </style:style>
    <style:style style:name="gr42" style:family="graphic" style:parent-style-name="standard">
      <style:graphic-properties svg:stroke-color="#f10d0c" draw:fill-color="#ff3838" draw:textarea-horizontal-align="justify" draw:textarea-vertical-align="middle" draw:auto-grow-height="false" fo:min-height="0.25cm" fo:min-width="2.5cm"/>
      <style:paragraph-properties style:writing-mode="lr-tb"/>
    </style:style>
    <style:style style:name="gr43" style:family="graphic" style:parent-style-name="standard">
      <style:graphic-properties svg:stroke-color="#f10d0c" draw:fill-color="#ff3838" draw:textarea-horizontal-align="justify" draw:textarea-vertical-align="middle" draw:auto-grow-height="false" fo:min-height="0.25cm" fo:min-width="2.75cm"/>
      <style:paragraph-properties style:writing-mode="lr-tb"/>
    </style:style>
    <style:style style:name="gr44" style:family="graphic" style:parent-style-name="standard">
      <style:graphic-properties draw:fill-color="#5983b0" draw:textarea-horizontal-align="justify" draw:textarea-vertical-align="middle" draw:auto-grow-height="false" fo:min-height="0.25cm" fo:min-width="2.75cm"/>
      <style:paragraph-properties style:writing-mode="lr-tb"/>
    </style:style>
    <style:style style:name="gr45" style:family="graphic" style:parent-style-name="standard">
      <style:graphic-properties svg:stroke-color="#ea7500" draw:fill-color="#ff860d" draw:textarea-horizontal-align="justify" draw:textarea-vertical-align="middle" draw:auto-grow-height="false" fo:min-height="0.25cm" fo:min-width="9.75cm"/>
      <style:paragraph-properties style:writing-mode="lr-tb"/>
    </style:style>
    <style:style style:name="gr46" style:family="graphic" style:parent-style-name="standard">
      <style:graphic-properties svg:stroke-color="#780373" draw:fill-color="#8d1d75" draw:textarea-horizontal-align="justify" draw:textarea-vertical-align="middle" draw:auto-grow-height="false" fo:min-height="0.25cm" fo:min-width="9.75cm"/>
      <style:paragraph-properties style:writing-mode="lr-tb"/>
    </style:style>
    <style:style style:name="gr47" style:family="graphic" style:parent-style-name="standard">
      <style:graphic-properties draw:fill-color="#5983b0" draw:textarea-horizontal-align="justify" draw:textarea-vertical-align="middle" draw:auto-grow-height="false" fo:min-height="0.25cm" fo:min-width="2cm"/>
      <style:paragraph-properties style:writing-mode="lr-tb"/>
    </style:style>
    <style:style style:name="gr48" style:family="graphic" style:parent-style-name="standard">
      <style:graphic-properties draw:fill-color="#5983b0" draw:textarea-horizontal-align="justify" draw:textarea-vertical-align="middle" draw:auto-grow-height="false" fo:min-height="0.25cm" fo:min-width="1.25cm"/>
      <style:paragraph-properties style:writing-mode="lr-tb"/>
    </style:style>
    <style:style style:name="gr49" style:family="graphic" style:parent-style-name="objectwithoutfill">
      <style:graphic-properties draw:marker-end="Groty_20_strzałek_20_21" draw:marker-end-width="0.3cm" draw:fill="none" draw:textarea-vertical-align="middle"/>
    </style:style>
    <style:style style:name="gr50" style:family="graphic" style:parent-style-name="standard">
      <style:graphic-properties svg:stroke-color="#ea7500" draw:fill-color="#ff860d" draw:textarea-horizontal-align="justify" draw:textarea-vertical-align="middle" draw:auto-grow-height="false" fo:min-height="0.25cm" fo:min-width="3.25cm"/>
      <style:paragraph-properties style:writing-mode="lr-tb"/>
    </style:style>
    <style:style style:name="gr51" style:family="graphic" style:parent-style-name="standard">
      <style:graphic-properties svg:stroke-color="#780373" draw:fill-color="#8d1d75" draw:textarea-horizontal-align="justify" draw:textarea-vertical-align="middle" draw:auto-grow-height="false" fo:min-height="0.25cm" fo:min-width="3.25cm"/>
      <style:paragraph-properties style:writing-mode="lr-tb"/>
    </style:style>
    <style:style style:name="gr52" style:family="graphic" style:parent-style-name="standard">
      <style:graphic-properties draw:fill-color="#5983b0" draw:textarea-horizontal-align="justify" draw:textarea-vertical-align="middle" draw:auto-grow-height="false" fo:min-height="0.25cm" fo:min-width="1.5cm"/>
      <style:paragraph-properties style:writing-mode="lr-tb"/>
    </style:style>
    <style:style style:name="gr53" style:family="graphic" style:parent-style-name="standard">
      <style:graphic-properties svg:stroke-color="#ea7500" draw:fill-color="#ff860d" draw:textarea-horizontal-align="justify" draw:textarea-vertical-align="middle" draw:auto-grow-height="false" fo:min-height="0.25cm" fo:min-width="3.5cm"/>
      <style:paragraph-properties style:writing-mode="lr-tb"/>
    </style:style>
    <style:style style:name="gr54" style:family="graphic" style:parent-style-name="standard">
      <style:graphic-properties svg:stroke-color="#780373" draw:fill-color="#8d1d75" draw:textarea-horizontal-align="justify" draw:textarea-vertical-align="middle" draw:auto-grow-height="false" fo:min-height="0.25cm" fo:min-width="3.5cm"/>
      <style:paragraph-properties style:writing-mode="lr-tb"/>
    </style:style>
    <style:style style:name="gr55" style:family="graphic" style:parent-style-name="standard">
      <style:graphic-properties draw:fill-color="#5983b0" draw:textarea-horizontal-align="justify" draw:textarea-vertical-align="middle" draw:auto-grow-height="false" fo:min-height="0.25cm" fo:min-width="1.75cm"/>
      <style:paragraph-properties style:writing-mode="lr-tb"/>
    </style:style>
    <style:style style:name="gr56" style:family="graphic" style:parent-style-name="standard">
      <style:graphic-properties svg:stroke-color="#ea7500" draw:fill-color="#ff860d" draw:textarea-horizontal-align="justify" draw:textarea-vertical-align="middle" draw:auto-grow-height="false" fo:min-height="0.25cm" fo:min-width="7cm"/>
      <style:paragraph-properties style:writing-mode="lr-tb"/>
    </style:style>
    <style:style style:name="gr57" style:family="graphic" style:parent-style-name="standard">
      <style:graphic-properties svg:stroke-color="#780373" draw:fill-color="#8d1d75" draw:textarea-horizontal-align="justify" draw:textarea-vertical-align="middle" draw:auto-grow-height="false" fo:min-height="0.25cm" fo:min-width="7cm"/>
      <style:paragraph-properties style:writing-mode="lr-tb"/>
    </style:style>
    <style:style style:name="gr58" style:family="graphic" style:parent-style-name="objectwithoutfill">
      <style:graphic-properties draw:marker-end="Groty_20_strzałek_20_22" draw:marker-end-width="0.3cm" draw:fill="none" draw:textarea-vertical-align="middle"/>
    </style:style>
    <style:style style:name="gr59" style:family="graphic" style:parent-style-name="objectwithoutfill">
      <style:graphic-properties draw:marker-end="Groty_20_strzałek_20_23" draw:marker-end-width="0.3cm" draw:fill="none" draw:textarea-vertical-align="middle"/>
    </style:style>
    <style:style style:name="gr60" style:family="graphic" style:parent-style-name="objectwithoutfill">
      <style:graphic-properties draw:marker-end="Groty_20_strzałek_20_24" draw:marker-end-width="0.3cm" draw:fill="none" draw:textarea-vertical-align="middle"/>
    </style:style>
    <style:style style:name="gr61" style:family="graphic" style:parent-style-name="objectwithoutfill">
      <style:graphic-properties draw:marker-end="Groty_20_strzałek_20_25" draw:marker-end-width="0.3cm" draw:fill="none" draw:textarea-vertical-align="middle"/>
    </style:style>
    <style:style style:name="gr62" style:family="graphic" style:parent-style-name="objectwithoutfill">
      <style:graphic-properties draw:marker-end="Groty_20_strzałek_20_26" draw:marker-end-width="0.3cm" draw:fill="none" draw:textarea-vertical-align="middle"/>
    </style:style>
    <style:style style:name="gr63" style:family="graphic" style:parent-style-name="standard">
      <style:graphic-properties svg:stroke-color="#ea7500" draw:fill-color="#ff860d" draw:textarea-horizontal-align="justify" draw:textarea-vertical-align="middle" draw:auto-grow-height="false" fo:min-height="0.25cm" fo:min-width="1.5cm"/>
      <style:paragraph-properties style:writing-mode="lr-tb"/>
    </style:style>
    <style:style style:name="gr64" style:family="graphic" style:parent-style-name="standard">
      <style:graphic-properties svg:stroke-color="#780373" draw:fill-color="#8d1d75" draw:textarea-horizontal-align="justify" draw:textarea-vertical-align="middle" draw:auto-grow-height="false" fo:min-height="0.25cm" fo:min-width="1.5cm"/>
      <style:paragraph-properties style:writing-mode="lr-tb"/>
    </style:style>
    <style:style style:name="gr65" style:family="graphic" style:parent-style-name="objectwithoutfill">
      <style:graphic-properties svg:stroke-color="#ff0000" draw:marker-end="Groty_20_strzałek_20_28" draw:marker-end-width="0.3cm" draw:fill="none" draw:textarea-vertical-align="middle"/>
    </style:style>
    <style:style style:name="gr66" style:family="graphic" style:parent-style-name="objectwithoutfill">
      <style:graphic-properties svg:stroke-color="#ff0000" draw:marker-end="Groty_20_strzałek_20_29" draw:marker-end-width="0.3cm" draw:fill="none" draw:textarea-vertical-align="middle"/>
    </style:style>
    <style:style style:name="gr67" style:family="graphic" style:parent-style-name="objectwithoutfill">
      <style:graphic-properties svg:stroke-color="#ff0000" draw:marker-end="Groty_20_strzałek_20_30" draw:marker-end-width="0.3cm" draw:fill="none" draw:textarea-vertical-align="middle"/>
    </style:style>
    <style:style style:name="gr68" style:family="graphic" style:parent-style-name="objectwithoutfill">
      <style:graphic-properties svg:stroke-color="#ff0000" draw:marker-end="Groty_20_strzałek_20_31" draw:marker-end-width="0.3cm" draw:fill="none" draw:textarea-vertical-align="middle"/>
    </style:style>
    <style:style style:name="gr69" style:family="graphic" style:parent-style-name="objectwithoutfill">
      <style:graphic-properties svg:stroke-color="#ff0000" draw:fill="none" draw:textarea-vertical-align="middle"/>
    </style:style>
    <style:style style:name="gr70" style:family="graphic" style:parent-style-name="objectwithoutfill">
      <style:graphic-properties svg:stroke-color="#ffbf00" draw:marker-end="Groty_20_strzałek_20_32" draw:marker-end-width="0.3cm" draw:fill="none" draw:textarea-vertical-align="middle"/>
    </style:style>
    <style:style style:name="gr71" style:family="graphic" style:parent-style-name="standard">
      <style:graphic-properties svg:stroke-color="#ea7500" draw:fill-color="#ff860d" draw:textarea-horizontal-align="justify" draw:textarea-vertical-align="middle" draw:auto-grow-height="false" fo:min-height="0.25cm" fo:min-width="2cm"/>
      <style:paragraph-properties style:writing-mode="lr-tb"/>
    </style:style>
    <style:style style:name="gr72" style:family="graphic" style:parent-style-name="standard">
      <style:graphic-properties svg:stroke-color="#780373" draw:fill-color="#8d1d75" draw:textarea-horizontal-align="justify" draw:textarea-vertical-align="middle" draw:auto-grow-height="false" fo:min-height="0.25cm" fo:min-width="2cm"/>
      <style:paragraph-properties style:writing-mode="lr-tb"/>
    </style:style>
    <style:style style:name="gr73" style:family="graphic" style:parent-style-name="objectwithoutfill">
      <style:graphic-properties draw:marker-end="Groty_20_strzałek_20_33" draw:marker-end-width="0.3cm" draw:fill="none" draw:textarea-vertical-align="middle"/>
    </style:style>
    <style:style style:name="gr74" style:family="graphic" style:parent-style-name="objectwithoutfill">
      <style:graphic-properties draw:marker-end="Groty_20_strzałek_20_34" draw:marker-end-width="0.3cm" draw:fill="none" draw:textarea-vertical-align="middle"/>
    </style:style>
    <style:style style:name="gr75" style:family="graphic" style:parent-style-name="objectwithoutfill">
      <style:graphic-properties svg:stroke-color="#000000" draw:marker-end="Groty_20_strzałek_20_35" draw:marker-end-width="0.3cm" draw:fill="none" draw:textarea-vertical-align="middle"/>
    </style:style>
    <style:style style:name="gr76" style:family="graphic" style:parent-style-name="objectwithoutfill">
      <style:graphic-properties svg:stroke-color="#000000" draw:marker-end="Groty_20_strzałek_20_36" draw:marker-end-width="0.3cm" draw:fill="none" draw:textarea-vertical-align="middle"/>
    </style:style>
    <style:style style:name="gr77" style:family="graphic" style:parent-style-name="objectwithoutfill">
      <style:graphic-properties svg:stroke-color="#808080" draw:marker-end="Groty_20_strzałek_20_38" draw:marker-end-width="0.3cm" draw:fill="none" draw:textarea-vertical-align="middle"/>
    </style:style>
    <style:style style:name="gr78" style:family="graphic" style:parent-style-name="objectwithoutfill">
      <style:graphic-properties svg:stroke-color="#000000" draw:marker-end="Groty_20_strzałek_20_39" draw:marker-end-width="0.3cm" draw:fill="none" draw:textarea-vertical-align="middle"/>
    </style:style>
    <style:style style:name="gr79" style:family="graphic" style:parent-style-name="objectwithoutfill">
      <style:graphic-properties draw:marker-end="Groty_20_strzałek_20_40" draw:marker-end-width="0.3cm" draw:fill="none" draw:textarea-vertical-align="middle"/>
    </style:style>
    <style:style style:name="gr80" style:family="graphic" style:parent-style-name="objectwithoutfill">
      <style:graphic-properties svg:stroke-color="#158466" draw:marker-end="Groty_20_strzałek_20_44" draw:marker-end-width="0.3cm" draw:fill="none" draw:textarea-vertical-align="middle"/>
    </style:style>
    <style:style style:name="gr81" style:family="graphic" style:parent-style-name="objectwithoutfill">
      <style:graphic-properties svg:stroke-color="#00a933" draw:marker-end="Groty_20_strzałek_20_45" draw:marker-end-width="0.3cm" draw:fill="none" draw:textarea-vertical-align="middle"/>
    </style:style>
    <style:style style:name="gr82" style:family="graphic" style:parent-style-name="standard">
      <style:graphic-properties svg:stroke-color="#127622" draw:fill-color="#3faf46" draw:textarea-horizontal-align="justify" draw:textarea-vertical-align="middle" draw:auto-grow-height="false" fo:min-height="0.25cm" fo:min-width="2cm"/>
      <style:paragraph-properties style:writing-mode="lr-tb"/>
    </style:style>
    <style:style style:name="gr83" style:family="graphic" style:parent-style-name="standard">
      <style:graphic-properties svg:stroke-color="#127622" draw:fill-color="#3faf46" draw:textarea-horizontal-align="justify" draw:textarea-vertical-align="middle" draw:auto-grow-height="false" fo:min-height="0.25cm" fo:min-width="1.25cm"/>
      <style:paragraph-properties style:writing-mode="lr-tb"/>
    </style:style>
    <style:style style:name="gr84" style:family="graphic" style:parent-style-name="standard">
      <style:graphic-properties svg:stroke-color="#ea7500" draw:fill-color="#ff860d" draw:textarea-horizontal-align="justify" draw:textarea-vertical-align="middle" draw:auto-grow-height="false" fo:min-height="0.25cm" fo:min-width="1.25cm"/>
      <style:paragraph-properties style:writing-mode="lr-tb"/>
    </style:style>
    <style:style style:name="gr85" style:family="graphic" style:parent-style-name="standard">
      <style:graphic-properties svg:stroke-color="#127622" draw:fill-color="#3faf46" draw:textarea-horizontal-align="justify" draw:textarea-vertical-align="middle" draw:auto-grow-height="false" fo:min-height="0.25cm" fo:min-width="1.5cm"/>
      <style:paragraph-properties style:writing-mode="lr-tb"/>
    </style:style>
    <style:style style:name="gr86" style:family="graphic" style:parent-style-name="objectwithoutfill">
      <style:graphic-properties draw:marker-end="Groty_20_strzałek_20_46" draw:marker-end-width="0.3cm" draw:fill="none" draw:textarea-vertical-align="middle"/>
    </style:style>
    <style:style style:name="gr87" style:family="graphic" style:parent-style-name="objectwithoutfill">
      <style:graphic-properties svg:stroke-color="#81d41a" draw:marker-end="Groty_20_strzałek_20_47" draw:marker-end-width="0.3cm" draw:fill="none" draw:textarea-vertical-align="middle"/>
    </style:style>
    <style:style style:name="gr88" style:family="graphic" style:parent-style-name="objectwithoutfill">
      <style:graphic-properties svg:stroke-color="#158466" draw:marker-end="Groty_20_strzałek_20_40" draw:marker-end-width="0.3cm" draw:fill="none" draw:textarea-vertical-align="middle"/>
    </style:style>
    <style:style style:name="gr89" style:family="graphic" style:parent-style-name="objectwithoutfill">
      <style:graphic-properties svg:stroke-color="#00a933" draw:marker-end="Groty_20_strzałek_20_40" draw:marker-end-width="0.3cm" draw:fill="none" draw:textarea-vertical-align="middle"/>
    </style:style>
    <style:style style:name="gr90" style:family="graphic" style:parent-style-name="objectwithoutfill">
      <style:graphic-properties svg:stroke-color="#ff0000" draw:marker-end="Groty_20_strzałek_20_48" draw:marker-end-width="0.3cm" draw:fill="none" draw:textarea-vertical-align="middle"/>
    </style:style>
    <style:style style:name="gr91" style:family="graphic" style:parent-style-name="standard">
      <style:graphic-properties draw:textarea-horizontal-align="justify" draw:textarea-vertical-align="middle" draw:auto-grow-height="false" fo:min-height="0.25cm" fo:min-width="3.5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ff3838"/>
      <style:paragraph-properties fo:text-align="center" style:writing-mode="lr-tb"/>
    </style:style>
    <style:style style:name="P3" style:family="paragraph">
      <loext:graphic-properties draw:fill-color="#5983b0"/>
      <style:paragraph-properties fo:text-align="center" style:writing-mode="lr-tb"/>
    </style:style>
    <style:style style:name="P4" style:family="paragraph">
      <style:paragraph-properties fo:text-align="center" style:writing-mode="lr-tb"/>
      <style:text-properties fo:font-size="15pt"/>
    </style:style>
    <style:style style:name="P5" style:family="paragraph">
      <loext:graphic-properties draw:fill-color="#77bc65"/>
      <style:paragraph-properties fo:text-align="center" style:writing-mode="lr-tb"/>
      <style:text-properties fo:font-size="15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38"/>
      <style:paragraph-properties fo:text-align="center" style:writing-mode="lr-tb"/>
    </style:style>
    <style:style style:name="P8" style:family="paragraph">
      <style:paragraph-properties fo:text-align="center" style:writing-mode="lr-tb"/>
      <style:text-properties fo:font-size="18pt"/>
    </style:style>
    <style:style style:name="P9" style:family="paragraph">
      <loext:graphic-properties draw:fill-color="#77bc65"/>
      <style:paragraph-properties fo:text-align="center" style:writing-mode="lr-tb"/>
      <style:text-properties fo:font-size="18pt"/>
    </style:style>
    <style:style style:name="P10" style:family="paragraph">
      <loext:graphic-properties draw:fill-color="#5983b0"/>
      <style:paragraph-properties fo:text-align="center" style:writing-mode="lr-tb"/>
      <style:text-properties fo:font-size="18pt"/>
    </style:style>
    <style:style style:name="P11" style:family="paragraph">
      <loext:graphic-properties draw:fill-color="#e16173"/>
      <style:paragraph-properties fo:text-align="center" style:writing-mode="lr-tb"/>
      <style:text-properties fo:font-size="15pt"/>
    </style:style>
    <style:style style:name="P12" style:family="paragraph">
      <loext:graphic-properties draw:fill-color="#e16173"/>
      <style:paragraph-properties fo:text-align="center" style:writing-mode="lr-tb"/>
      <style:text-properties fo:font-size="18pt"/>
    </style:style>
    <style:style style:name="P13" style:family="paragraph">
      <style:paragraph-properties fo:text-align="center" style:writing-mode="lr-tb"/>
      <style:text-properties fo:font-size="9pt"/>
    </style:style>
    <style:style style:name="P14" style:family="paragraph">
      <loext:graphic-properties draw:fill-color="#5983b0"/>
      <style:paragraph-properties fo:text-align="center" style:writing-mode="lr-tb"/>
      <style:text-properties fo:font-size="9pt"/>
    </style:style>
    <style:style style:name="P15" style:family="paragraph">
      <loext:graphic-properties draw:fill-color="#ff860d"/>
      <style:paragraph-properties fo:text-align="center" style:writing-mode="lr-tb"/>
      <style:text-properties fo:font-size="9pt"/>
    </style:style>
    <style:style style:name="P16" style:family="paragraph">
      <loext:graphic-properties draw:fill-color="#8d1d75"/>
      <style:paragraph-properties fo:text-align="center" style:writing-mode="lr-tb"/>
      <style:text-properties fo:font-size="9pt"/>
    </style:style>
    <style:style style:name="P17" style:family="paragraph">
      <loext:graphic-properties draw:fill-color="#3faf46"/>
      <style:paragraph-properties fo:text-align="center" style:writing-mode="lr-tb"/>
      <style:text-properties fo:font-size="9pt"/>
    </style:style>
    <style:style style:name="P18" style:family="paragraph">
      <loext:graphic-properties draw:fill-color="#ff3838"/>
      <style:paragraph-properties fo:text-align="center" style:writing-mode="lr-tb"/>
      <style:text-properties fo:font-size="9pt"/>
    </style:style>
    <style:style style:name="P19" style:family="paragraph">
      <style:paragraph-properties fo:text-align="center"/>
      <style:text-properties fo:font-size="12pt"/>
    </style:style>
    <style:style style:name="T1" style:family="text">
      <style:text-properties fo:font-size="15pt"/>
    </style:style>
    <style:style style:name="T2" style:family="text">
      <style:text-properties fo:font-size="18pt"/>
    </style:style>
    <style:style style:name="T3" style:family="text">
      <style:text-properties fo:font-size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2" draw:layer="layout" svg:width="3.75cm" svg:height="1cm" svg:x="1cm" svg:y="1cm">
          <text:p text:style-name="P1">Head unit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75cm" svg:height="1cm" svg:x="1cm" svg:y="2cm">
          <text:p text:style-name="P1">Tail unit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3.75cm" svg:height="1cm" svg:x="1cm" svg:y="3cm">
          <text:p text:style-name="P4"><text:span text:style-name="T1">Procurement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0cm" svg:height="1cm" svg:x="9cm" svg:y="5cm">
          <text:p text:style-name="P1">Final product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5cm" svg:height="1cm" svg:x="9cm" svg:y="7cm">
          <text:p text:style-name="P1">Machine Frame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5cm" svg:height="1cm" svg:x="14cm" svg:y="7cm">
          <text:p text:style-name="P1">Machine Stuffer</text:p>
          <draw:enhanced-geometry svg:viewBox="0 0 21600 21600" draw:type="rectangle" draw:enhanced-path="M 0 0 L 21600 0 21600 21600 0 21600 0 0 Z N"/>
        </draw:custom-shape>
        <draw:line draw:style-name="gr6" draw:text-style-name="P6" draw:layer="layout" svg:x1="11.5cm" svg:y1="8cm" svg:x2="11cm" svg:y2="10cm">
          <text:p/>
        </draw:line>
        <draw:custom-shape draw:style-name="gr7" draw:text-style-name="P2" draw:layer="layout" svg:width="5cm" svg:height="1cm" svg:x="6cm" svg:y="10cm">
          <text:p text:style-name="P1">Machine Frame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5cm" svg:height="1cm" svg:x="14cm" svg:y="10cm">
          <text:p text:style-name="P1">Machine Stuffer</text:p>
          <draw:enhanced-geometry svg:viewBox="0 0 21600 21600" draw:type="rectangle" draw:enhanced-path="M 0 0 L 21600 0 21600 21600 0 21600 0 0 Z N"/>
        </draw:custom-shape>
        <draw:line draw:style-name="gr8" draw:text-style-name="P6" draw:layer="layout" svg:x1="16.5cm" svg:y1="8cm" svg:x2="16.5cm" svg:y2="10cm">
          <text:p/>
        </draw:line>
        <draw:custom-shape draw:style-name="gr9" draw:text-style-name="P3" draw:layer="layout" svg:width="2.5cm" svg:height="1cm" svg:x="8.5cm" svg:y="12cm">
          <text:p text:style-name="P1">Ingot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2.5cm" svg:height="1cm" svg:x="6cm" svg:y="12cm">
          <text:p text:style-name="P1">Panel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2.5cm" svg:height="1cm" svg:x="14cm" svg:y="12cm">
          <text:p text:style-name="P1">Gear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3.75cm" svg:height="1cm" svg:x="1cm" svg:y="4cm">
          <text:p text:style-name="P1">Process</text:p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10cm" svg:height="1cm" svg:x="9cm" svg:y="6cm">
          <text:p text:style-name="P1">Machine Assembler</text:p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5cm" svg:height="1cm" svg:x="6cm" svg:y="11cm">
          <text:p text:style-name="P1">Crafting</text:p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5cm" svg:height="1cm" svg:x="14cm" svg:y="11cm">
          <text:p text:style-name="P1">Crafting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2.5cm" svg:height="1cm" svg:x="16.5cm" svg:y="12cm">
          <text:p text:style-name="P1">IC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7cm" svg:height="1cm" svg:x="13cm" svg:y="15cm">
          <text:p text:style-name="P1">Circuit</text:p>
          <draw:enhanced-geometry svg:viewBox="0 0 21600 21600" draw:type="rectangle" draw:enhanced-path="M 0 0 L 21600 0 21600 21600 0 21600 0 0 Z N"/>
        </draw:custom-shape>
        <draw:custom-shape draw:style-name="gr14" draw:text-style-name="P7" draw:layer="layout" svg:width="7cm" svg:height="1cm" svg:x="13cm" svg:y="16cm">
          <text:p text:style-name="P1">Machine Assembler</text:p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4cm" svg:height="1cm" svg:x="4.5cm" svg:y="15cm">
          <text:p text:style-name="P1">Panel</text:p>
          <draw:enhanced-geometry svg:viewBox="0 0 21600 21600" draw:type="rectangle" draw:enhanced-path="M 0 0 L 21600 0 21600 21600 0 21600 0 0 Z N"/>
        </draw:custom-shape>
        <draw:custom-shape draw:style-name="gr16" draw:text-style-name="P7" draw:layer="layout" svg:width="4cm" svg:height="1cm" svg:x="4.5cm" svg:y="16cm">
          <text:p text:style-name="P1">Cluster Mill</text:p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4cm" svg:height="1cm" svg:x="4.5cm" svg:y="17cm">
          <text:p text:style-name="P1">Ingot</text:p>
          <draw:enhanced-geometry svg:viewBox="0 0 21600 21600" draw:type="rectangle" draw:enhanced-path="M 0 0 L 21600 0 21600 21600 0 21600 0 0 Z N"/>
        </draw:custom-shape>
        <draw:line draw:style-name="gr18" draw:text-style-name="P6" draw:layer="layout" svg:x1="14cm" svg:y1="13cm" svg:x2="11.75cm" svg:y2="15cm">
          <text:p/>
        </draw:line>
        <draw:custom-shape draw:style-name="gr19" draw:text-style-name="P2" draw:layer="layout" svg:width="3cm" svg:height="1cm" svg:x="7.25cm" svg:y="20cm">
          <text:p text:style-name="P1">Ingot</text:p>
          <draw:enhanced-geometry svg:viewBox="0 0 21600 21600" draw:type="rectangle" draw:enhanced-path="M 0 0 L 21600 0 21600 21600 0 21600 0 0 Z N"/>
        </draw:custom-shape>
        <draw:custom-shape draw:style-name="gr20" draw:text-style-name="P7" draw:layer="layout" svg:width="3cm" svg:height="1cm" svg:x="7.25cm" svg:y="21cm">
          <text:p text:style-name="P1">Furnace</text:p>
          <draw:enhanced-geometry svg:viewBox="0 0 21600 21600" draw:type="rectangle" draw:enhanced-path="M 0 0 L 21600 0 21600 21600 0 21600 0 0 Z N"/>
        </draw:custom-shape>
        <draw:custom-shape draw:style-name="gr21" draw:text-style-name="P3" draw:layer="layout" svg:width="3cm" svg:height="1cm" svg:x="7.25cm" svg:y="22cm">
          <text:p text:style-name="P1">Ore</text:p>
          <draw:enhanced-geometry svg:viewBox="0 0 21600 21600" draw:type="rectangle" draw:enhanced-path="M 0 0 L 21600 0 21600 21600 0 21600 0 0 Z N"/>
        </draw:custom-shape>
        <draw:custom-shape draw:style-name="gr22" draw:text-style-name="P9" draw:layer="layout" svg:width="3cm" svg:height="1cm" svg:x="7.25cm" svg:y="25cm">
          <text:p text:style-name="P8"><text:span text:style-name="T2">Ore</text:span></text:p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4cm" svg:height="1cm" svg:x="9cm" svg:y="15cm">
          <text:p text:style-name="P1">Gear</text:p>
          <draw:enhanced-geometry svg:viewBox="0 0 21600 21600" draw:type="rectangle" draw:enhanced-path="M 0 0 L 21600 0 21600 21600 0 21600 0 0 Z N"/>
        </draw:custom-shape>
        <draw:custom-shape draw:style-name="gr16" draw:text-style-name="P7" draw:layer="layout" svg:width="4cm" svg:height="1cm" svg:x="9cm" svg:y="16cm">
          <text:p text:style-name="P1">Gear Press</text:p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4cm" svg:height="1cm" svg:x="9cm" svg:y="17cm">
          <text:p text:style-name="P1">Ingot</text:p>
          <draw:enhanced-geometry svg:viewBox="0 0 21600 21600" draw:type="rectangle" draw:enhanced-path="M 0 0 L 21600 0 21600 21600 0 21600 0 0 Z N"/>
        </draw:custom-shape>
        <draw:custom-shape draw:style-name="gr20" draw:text-style-name="P7" draw:layer="layout" svg:width="3cm" svg:height="1cm" svg:x="7.25cm" svg:y="26cm">
          <text:p text:style-name="P1">Quarry</text:p>
          <draw:enhanced-geometry svg:viewBox="0 0 21600 21600" draw:type="rectangle" draw:enhanced-path="M 0 0 L 21600 0 21600 21600 0 21600 0 0 Z N"/>
        </draw:custom-shape>
        <draw:custom-shape draw:style-name="gr16" draw:text-style-name="P7" draw:layer="layout" svg:width="4cm" svg:height="1cm" svg:x="13cm" svg:y="21cm">
          <text:p text:style-name="P1">Storage</text:p>
          <draw:enhanced-geometry svg:viewBox="0 0 21600 21600" draw:type="rectangle" draw:enhanced-path="M 0 0 L 21600 0 21600 21600 0 21600 0 0 Z N"/>
        </draw:custom-shape>
        <draw:custom-shape draw:style-name="gr23" draw:text-style-name="P9" draw:layer="layout" svg:width="4cm" svg:height="1cm" svg:x="13cm" svg:y="20cm">
          <text:p text:style-name="P8"><text:span text:style-name="T2">Substrate</text:span></text:p>
          <draw:enhanced-geometry svg:viewBox="0 0 21600 21600" draw:type="rectangle" draw:enhanced-path="M 0 0 L 21600 0 21600 21600 0 21600 0 0 Z N"/>
        </draw:custom-shape>
        <draw:custom-shape draw:style-name="gr22" draw:text-style-name="P9" draw:layer="layout" svg:width="3cm" svg:height="1cm" svg:x="17cm" svg:y="20cm">
          <text:p text:style-name="P8"><text:span text:style-name="T2">IC</text:span></text:p>
          <draw:enhanced-geometry svg:viewBox="0 0 21600 21600" draw:type="rectangle" draw:enhanced-path="M 0 0 L 21600 0 21600 21600 0 21600 0 0 Z N"/>
        </draw:custom-shape>
        <draw:custom-shape draw:style-name="gr20" draw:text-style-name="P7" draw:layer="layout" svg:width="3cm" svg:height="1cm" svg:x="17cm" svg:y="21cm">
          <text:p text:style-name="P1">Storage</text:p>
          <draw:enhanced-geometry svg:viewBox="0 0 21600 21600" draw:type="rectangle" draw:enhanced-path="M 0 0 L 21600 0 21600 21600 0 21600 0 0 Z N"/>
        </draw:custom-shape>
        <draw:line draw:style-name="gr24" draw:text-style-name="P6" draw:layer="layout" svg:x1="8.5cm" svg:y1="18cm" svg:x2="8.5cm" svg:y2="20cm">
          <text:p/>
        </draw:line>
        <draw:line draw:style-name="gr25" draw:text-style-name="P6" draw:layer="layout" svg:x1="9cm" svg:y1="18cm" svg:x2="9cm" svg:y2="20cm">
          <text:p/>
        </draw:line>
        <draw:line draw:style-name="gr26" draw:text-style-name="P6" draw:layer="layout" svg:x1="8.75cm" svg:y1="23cm" svg:x2="8.75cm" svg:y2="25cm">
          <text:p/>
        </draw:line>
        <draw:line draw:style-name="gr27" draw:text-style-name="P6" draw:layer="layout" svg:x1="8.75cm" svg:y1="13cm" svg:x2="8.75cm" svg:y2="20cm">
          <text:p/>
        </draw:line>
        <draw:line draw:style-name="gr28" draw:text-style-name="P6" draw:layer="layout" svg:x1="6.5cm" svg:y1="13cm" svg:x2="6.5cm" svg:y2="15cm">
          <text:p/>
        </draw:line>
        <draw:line draw:style-name="gr29" draw:text-style-name="P6" draw:layer="layout" svg:x1="17.75cm" svg:y1="13cm" svg:x2="17.75cm" svg:y2="15cm">
          <text:p/>
        </draw:line>
        <draw:custom-shape draw:style-name="gr30" draw:text-style-name="P10" draw:layer="layout" svg:width="4cm" svg:height="1cm" svg:x="13cm" svg:y="17cm">
          <text:p text:style-name="P8"><text:span text:style-name="T2">Substrate</text:span></text:p>
          <draw:enhanced-geometry svg:viewBox="0 0 21600 21600" draw:type="rectangle" draw:enhanced-path="M 0 0 L 21600 0 21600 21600 0 21600 0 0 Z N"/>
        </draw:custom-shape>
        <draw:custom-shape draw:style-name="gr31" draw:text-style-name="P10" draw:layer="layout" svg:width="3cm" svg:height="1cm" svg:x="17cm" svg:y="17cm">
          <text:p text:style-name="P8"><text:span text:style-name="T2">IC</text:span></text:p>
          <draw:enhanced-geometry svg:viewBox="0 0 21600 21600" draw:type="rectangle" draw:enhanced-path="M 0 0 L 21600 0 21600 21600 0 21600 0 0 Z N"/>
        </draw:custom-shape>
        <draw:line draw:style-name="gr32" draw:text-style-name="P6" draw:layer="layout" svg:x1="15cm" svg:y1="18cm" svg:x2="15cm" svg:y2="20cm">
          <text:p/>
        </draw:line>
        <draw:line draw:style-name="gr33" draw:text-style-name="P6" draw:layer="layout" svg:x1="18.5cm" svg:y1="18cm" svg:x2="18.5cm" svg:y2="20cm">
          <text:p/>
        </draw:line>
        <draw:custom-shape draw:style-name="gr34" draw:text-style-name="P3" draw:layer="layout" svg:width="10cm" svg:height="1cm" svg:x="9cm" svg:y="3cm">
          <text:p text:style-name="P1">Machine Frame</text:p>
          <draw:enhanced-geometry svg:viewBox="0 0 21600 21600" draw:type="rectangle" draw:enhanced-path="M 0 0 L 21600 0 21600 21600 0 21600 0 0 Z N"/>
        </draw:custom-shape>
        <draw:custom-shape draw:style-name="gr35" draw:text-style-name="P11" draw:layer="layout" svg:width="3.75cm" svg:height="1cm" svg:x="1cm" svg:y="5cm">
          <text:p text:style-name="P4"><text:span text:style-name="T1">Exhaustion</text:span></text:p>
          <draw:enhanced-geometry svg:viewBox="0 0 21600 21600" draw:type="rectangle" draw:enhanced-path="M 0 0 L 21600 0 21600 21600 0 21600 0 0 Z N"/>
        </draw:custom-shape>
        <draw:custom-shape draw:style-name="gr36" draw:text-style-name="P12" draw:layer="layout" svg:width="10cm" svg:height="1cm" svg:x="9cm" svg:y="2cm">
          <text:p text:style-name="P8"><text:span text:style-name="T2">To the network</text:span></text:p>
          <draw:enhanced-geometry svg:viewBox="0 0 21600 21600" draw:type="rectangle" draw:enhanced-path="M 0 0 L 21600 0 21600 21600 0 21600 0 0 Z N"/>
        </draw:custom-shape>
        <draw:line draw:style-name="gr37" draw:text-style-name="P6" draw:layer="layout" svg:x1="14cm" svg:y1="4cm" svg:x2="14cm" svg:y2="5cm">
          <text:p/>
        </draw:line>
      </draw:page>
      <draw:page draw:name="page2" draw:style-name="dp1" draw:master-page-name="Domyślny">
        <draw:custom-shape draw:style-name="gr38" draw:text-style-name="P14" draw:layer="layout" svg:width="3cm" svg:height="0.5cm" draw:transform="rotate (1.5707963267949) translate (1cm 19.05cm)">
          <text:p text:style-name="P13"><text:span text:style-name="T3">Inpu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15" draw:layer="layout" svg:width="3cm" svg:height="0.5cm" draw:transform="rotate (1.5707963267949) translate (1.5cm 19.05cm)">
          <text:p text:style-name="P13"><text:span text:style-name="T3">Outpu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16" draw:layer="layout" svg:width="3cm" svg:height="0.5cm" draw:transform="rotate (1.5707963267949) translate (2cm 19.05cm)">
          <text:p text:style-name="P13"><text:span text:style-name="T3">Process no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17" draw:layer="layout" svg:width="3cm" svg:height="0.5cm" draw:transform="rotate (1.5707963267949) translate (2.5cm 19.05cm)">
          <text:p text:style-name="P13"><text:span text:style-name="T3">Source no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18" draw:layer="layout" svg:width="3cm" svg:height="0.5cm" draw:transform="rotate (1.5707963267949) translate (3cm 19.05cm)">
          <text:p text:style-name="P13"><text:span text:style-name="T3">Sink no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18" draw:layer="layout" svg:width="3.25cm" svg:height="0.5cm" draw:transform="rotate (1.5707963267949) translate (1cm 4.3cm)">
          <text:p text:style-name="P13"><text:span text:style-name="T3">Return to networ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14" draw:layer="layout" svg:width="3.25cm" svg:height="0.5cm" draw:transform="rotate (1.5707963267949) translate (1.5cm 4.3cm)">
          <text:p text:style-name="P13"><text:span text:style-name="T3">Enh Circu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15" draw:layer="layout" svg:width="10.25cm" svg:height="0.5cm" draw:transform="rotate (1.5707963267949) translate (3cm 11.3cm)">
          <text:p text:style-name="P13"><text:span text:style-name="T3">Enh Circu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16" draw:layer="layout" svg:width="10.25cm" svg:height="0.5cm" draw:transform="rotate (1.5707963267949) translate (3.5cm 11.3cm)">
          <text:p text:style-name="P13"><text:span text:style-name="T3">Machine Assembl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14" draw:layer="layout" svg:width="2.5cm" svg:height="0.5cm" draw:transform="rotate (1.5707963267949) translate (4cm 3.55cm)">
          <text:p text:style-name="P13"><text:span text:style-name="T3">Adv Induc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14" xml:id="id2" draw:id="id2" draw:layer="layout" svg:width="2.5cm" svg:height="0.5cm" draw:transform="rotate (1.5707963267949) translate (4cm 6.05cm)">
          <text:p text:style-name="P13"><text:span text:style-name="T3">Adv Resis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14" xml:id="id4" draw:id="id4" draw:layer="layout" svg:width="1.75cm" svg:height="0.5cm" draw:transform="rotate (1.5707963267949) translate (4cm 7.8cm)">
          <text:p text:style-name="P13"><text:span text:style-name="T3">Adv Ca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14" xml:id="id6" draw:id="id6" draw:layer="layout" svg:width="1.75cm" svg:height="0.5cm" draw:transform="rotate (1.5707963267949) translate (4cm 9.55cm)">
          <text:p text:style-name="P13"><text:span text:style-name="T3">Enh Su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14" xml:id="id8" draw:id="id8" draw:layer="layout" svg:width="1.75cm" svg:height="0.5cm" draw:transform="rotate (1.5707963267949) translate (4cm 11.3cm)">
          <text:p text:style-name="P13"><text:span text:style-name="T3">Enh IC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9" draw:text-style-name="P6" draw:layer="layout" svg:x1="3cm" svg:y1="2.55cm" svg:x2="2cm" svg:y2="2.55cm">
          <text:p/>
        </draw:line>
        <draw:custom-shape draw:style-name="gr50" draw:text-style-name="P15" draw:layer="layout" svg:width="3.75cm" svg:height="0.5cm" draw:transform="rotate (1.5707963267949) translate (5.75cm 4.8cm)">
          <text:p text:style-name="P13"><text:span text:style-name="T3">Adv Induc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16" draw:layer="layout" svg:width="3.75cm" svg:height="0.5cm" draw:transform="rotate (1.5707963267949) translate (6.25cm 4.8cm)">
          <text:p text:style-name="P13"><text:span text:style-name="T3">Machine Assembl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14" draw:layer="layout" svg:width="1.75cm" svg:height="0.5cm" draw:transform="rotate (1.5707963267949) translate (6.75cm 4.8cm)">
          <text:p text:style-name="P13"><text:span text:style-name="T3">Ag Wi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14" draw:layer="layout" svg:width="2cm" svg:height="0.5cm" draw:transform="rotate (1.5707963267949) translate (6.75cm 3.05cm)">
          <text:p text:style-name="P13"><text:span text:style-name="T3">FeC Nu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15" xml:id="id1" draw:id="id1" draw:layer="layout" svg:width="3.75cm" svg:height="0.5cm" draw:transform="rotate (1.5707963267949) translate (5.75cm 8.55cm)">
          <text:p text:style-name="P13"><text:span text:style-name="T3">Adv Resis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16" draw:layer="layout" svg:width="3.75cm" svg:height="0.5cm" draw:transform="rotate (1.5707963267949) translate (6.25cm 8.55cm)">
          <text:p text:style-name="P13"><text:span text:style-name="T3">Machine Assembl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14" draw:layer="layout" svg:width="1.75cm" svg:height="0.5cm" draw:transform="rotate (1.5707963267949) translate (6.75cm 8.55cm)">
          <text:p text:style-name="P13"><text:span text:style-name="T3">Ag Wi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14" xml:id="id20" draw:id="id20" draw:layer="layout" svg:width="2cm" svg:height="0.5cm" draw:transform="rotate (1.5707963267949) translate (6.75cm 6.8cm)">
          <text:p text:style-name="P13"><text:span text:style-name="T3">Ni Wi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15" xml:id="id3" draw:id="id3" draw:layer="layout" svg:width="4cm" svg:height="0.5cm" draw:transform="rotate (1.5707963267949) translate (5.75cm 12.55cm)">
          <text:p text:style-name="P13"><text:span text:style-name="T3">Adv Capaci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" draw:text-style-name="P16" draw:layer="layout" svg:width="4cm" svg:height="0.5cm" draw:transform="rotate (1.5707963267949) translate (6.25cm 12.55cm)">
          <text:p text:style-name="P13"><text:span text:style-name="T3">Machine Assembl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14" draw:layer="layout" svg:width="1.75cm" svg:height="0.5cm" draw:transform="rotate (1.5707963267949) translate (6.75cm 12.55cm)">
          <text:p text:style-name="P13"><text:span text:style-name="T3">Ag Wi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5" draw:text-style-name="P14" draw:layer="layout" svg:width="2.25cm" svg:height="0.5cm" draw:transform="rotate (1.5707963267949) translate (6.75cm 10.8cm)">
          <text:p text:style-name="P13"><text:span text:style-name="T3">Rubber Foi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15" xml:id="id5" draw:id="id5" draw:layer="layout" svg:width="4cm" svg:height="0.5cm" draw:transform="rotate (1.5707963267949) translate (5.75cm 16.55cm)">
          <text:p text:style-name="P13"><text:span text:style-name="T3">Enh Substra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" draw:text-style-name="P16" draw:layer="layout" svg:width="4cm" svg:height="0.5cm" draw:transform="rotate (1.5707963267949) translate (6.25cm 16.55cm)">
          <text:p text:style-name="P13"><text:span text:style-name="T3">Machine Assembl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14" draw:layer="layout" svg:width="1.75cm" svg:height="0.5cm" draw:transform="rotate (1.5707963267949) translate (6.75cm 16.55cm)">
          <text:p text:style-name="P13"><text:span text:style-name="T3">Ag Wi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5" draw:text-style-name="P14" xml:id="id12" draw:id="id12" draw:layer="layout" svg:width="2.25cm" svg:height="0.5cm" draw:transform="rotate (1.5707963267949) translate (6.75cm 14.8cm)">
          <text:p text:style-name="P13"><text:span text:style-name="T3">Rubber Foi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" draw:text-style-name="P15" xml:id="id7" draw:id="id7" draw:layer="layout" svg:width="7.5cm" svg:height="0.5cm" draw:transform="rotate (1.5707963267949) translate (5.75cm 24cm)">
          <text:p text:style-name="P13"><text:span text:style-name="T3">Enhanced I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" draw:text-style-name="P16" draw:layer="layout" svg:width="7.5cm" svg:height="0.5cm" draw:transform="rotate (1.5707963267949) translate (6.25cm 24cm)">
          <text:p text:style-name="P13"><text:span text:style-name="T3">Machine Assembl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14" xml:id="id22" draw:id="id22" draw:layer="layout" svg:width="1.75cm" svg:height="0.5cm" draw:transform="rotate (1.5707963267949) translate (6.75cm 4.8cm)">
          <text:p text:style-name="P13"><text:span text:style-name="T3">Ag Wi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14" xml:id="id14" draw:id="id14" draw:layer="layout" svg:width="2cm" svg:height="0.5cm" draw:transform="rotate (1.5707963267949) translate (6.75cm 3.05cm)">
          <text:p text:style-name="P13"><text:span text:style-name="T3">FeC Nu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14" draw:layer="layout" svg:width="1.75cm" svg:height="0.5cm" draw:transform="rotate (1.5707963267949) translate (6.75cm 24cm)">
          <text:p text:style-name="P13"><text:span text:style-name="T3">Ag Wi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14" xml:id="id18" draw:id="id18" draw:layer="layout" svg:width="2cm" svg:height="0.5cm" draw:transform="rotate (1.5707963267949) translate (6.75cm 22.25cm)">
          <text:p text:style-name="P13"><text:span text:style-name="T3">Ag Nu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14" xml:id="id10" draw:id="id10" draw:layer="layout" svg:width="1.75cm" svg:height="0.5cm" draw:transform="rotate (1.5707963267949) translate (6.75cm 20.25cm)">
          <text:p text:style-name="P13"><text:span text:style-name="T3">Si Wi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14" xml:id="id16" draw:id="id16" draw:layer="layout" svg:width="2cm" svg:height="0.5cm" draw:transform="rotate (1.5707963267949) translate (6.75cm 18.5cm)">
          <text:p text:style-name="P13"><text:span text:style-name="T3">Si Nug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8" draw:text-style-name="P6" draw:layer="layout" svg:x1="5.75cm" svg:y1="2.25cm" svg:x2="4.5cm" svg:y2="2.25cm">
          <text:p/>
        </draw:line>
        <draw:connector draw:style-name="gr59" draw:text-style-name="P6" draw:layer="layout" draw:type="lines" draw:line-skew="0.251cm 0.499cm" svg:x1="5.75cm" svg:y1="6.675cm" svg:x2="4.5cm" svg:y2="4.8cm" draw:start-shape="id1" draw:start-glue-point="0" draw:end-shape="id2" draw:end-glue-point="2" svg:d="M5750 6675h-250v-1875h-1000" svg:viewBox="0 0 1251 1876">
          <text:p/>
        </draw:connector>
        <draw:connector draw:style-name="gr60" draw:text-style-name="P6" draw:layer="layout" draw:type="lines" draw:line-skew="0.251cm 0.499cm" svg:x1="5.75cm" svg:y1="10.55cm" svg:x2="4.5cm" svg:y2="6.925cm" draw:start-shape="id3" draw:start-glue-point="0" draw:end-shape="id4" draw:end-glue-point="2" svg:d="M5750 10550h-250v-3625h-1000" svg:viewBox="0 0 1251 3626">
          <text:p/>
        </draw:connector>
        <draw:connector draw:style-name="gr61" draw:text-style-name="P6" draw:layer="layout" draw:type="lines" draw:line-skew="0cm 0.249cm" svg:x1="5.75cm" svg:y1="14.55cm" svg:x2="4.5cm" svg:y2="8.675cm" draw:start-shape="id5" draw:start-glue-point="0" draw:end-shape="id6" draw:end-glue-point="2" svg:d="M5750 14550h-501l1-5875h-750" svg:viewBox="0 0 1251 5876">
          <text:p/>
        </draw:connector>
        <draw:connector draw:style-name="gr62" draw:text-style-name="P6" draw:layer="layout" draw:type="lines" draw:line-skew="-0.249cm -0.001cm" svg:x1="5.75cm" svg:y1="20.25cm" svg:x2="4.5cm" svg:y2="10.425cm" draw:start-shape="id7" draw:start-glue-point="0" draw:end-shape="id8" draw:end-glue-point="2" svg:d="M5750 20250h-750v-9825h-500" svg:viewBox="0 0 1251 9826">
          <text:p/>
        </draw:connector>
        <draw:custom-shape draw:style-name="gr63" draw:text-style-name="P15" xml:id="id21" draw:id="id21" draw:layer="layout" svg:width="2cm" svg:height="0.5cm" draw:transform="rotate (1.5707963267949) translate (9cm 3.25cm)">
          <text:p text:style-name="P13"><text:span text:style-name="T3">Ag Wi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16" draw:layer="layout" svg:width="2cm" svg:height="0.5cm" draw:transform="rotate (1.5707963267949) translate (9.5cm 3.25cm)">
          <text:p text:style-name="P13"><text:span text:style-name="T3">Wiremil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14" draw:layer="layout" svg:width="2cm" svg:height="0.5cm" draw:transform="rotate (1.5707963267949) translate (10cm 3.25cm)">
          <text:p text:style-name="P13"><text:span text:style-name="T3">FeC Nu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14" draw:layer="layout" svg:width="2cm" svg:height="0.5cm" draw:transform="rotate (1.5707963267949) translate (10cm 3.25cm)">
          <text:p text:style-name="P13"><text:span text:style-name="T3">Ag Nu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15" xml:id="id9" draw:id="id9" draw:layer="layout" svg:width="2cm" svg:height="0.5cm" draw:transform="rotate (1.5707963267949) translate (9cm 5.25cm)">
          <text:p text:style-name="P13"><text:span text:style-name="T3">Si Wi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16" draw:layer="layout" svg:width="2cm" svg:height="0.5cm" draw:transform="rotate (1.5707963267949) translate (9.5cm 5.25cm)">
          <text:p text:style-name="P13"><text:span text:style-name="T3">Wiremil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14" draw:layer="layout" svg:width="2cm" svg:height="0.5cm" draw:transform="rotate (1.5707963267949) translate (10cm 5.25cm)">
          <text:p text:style-name="P13"><text:span text:style-name="T3">FeC Nu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14" draw:layer="layout" svg:width="2cm" svg:height="0.5cm" draw:transform="rotate (1.5707963267949) translate (10cm 5.25cm)">
          <text:p text:style-name="P13"><text:span text:style-name="T3">Si Nu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15" xml:id="id13" draw:id="id13" draw:layer="layout" svg:width="2cm" svg:height="0.5cm" draw:transform="rotate (1.5707963267949) translate (9cm 7.2cm)">
          <text:p text:style-name="P13"><text:span text:style-name="T3">FeC Nu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16" draw:layer="layout" svg:width="2cm" svg:height="0.5cm" draw:transform="rotate (1.5707963267949) translate (9.5cm 7.2cm)">
          <text:p text:style-name="P13"><text:span text:style-name="T3">Split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14" draw:layer="layout" svg:width="2cm" svg:height="0.5cm" draw:transform="rotate (1.5707963267949) translate (10cm 7.2cm)">
          <text:p text:style-name="P13"><text:span text:style-name="T3">FeC Nu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14" draw:layer="layout" svg:width="2cm" svg:height="0.5cm" draw:transform="rotate (1.5707963267949) translate (10cm 7.2cm)">
          <text:p text:style-name="P13"><text:span text:style-name="T3">FeC Fra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15" draw:layer="layout" svg:width="2cm" svg:height="0.5cm" draw:transform="rotate (1.5707963267949) translate (12cm 7.2cm)">
          <text:p text:style-name="P13"><text:span text:style-name="T3">FeC Fra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16" draw:layer="layout" svg:width="2cm" svg:height="0.5cm" draw:transform="rotate (1.5707963267949) translate (12.5cm 7.2cm)">
          <text:p text:style-name="P13"><text:span text:style-name="T3">Split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14" draw:layer="layout" svg:width="2cm" svg:height="0.5cm" draw:transform="rotate (1.5707963267949) translate (13cm 7.2cm)">
          <text:p text:style-name="P13"><text:span text:style-name="T3">FeC Nu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14" draw:layer="layout" svg:width="2cm" svg:height="0.5cm" draw:transform="rotate (1.5707963267949) translate (13cm 7.2cm)">
          <text:p text:style-name="P13"><text:span text:style-name="T3">FeC Ingot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5" draw:text-style-name="P6" draw:layer="layout" svg:x1="7.75cm" svg:y1="7.75cm" svg:x2="7.25cm" svg:y2="7.75cm">
          <text:p/>
        </draw:line>
        <draw:line draw:style-name="gr66" draw:text-style-name="P6" draw:layer="layout" svg:x1="7.75cm" svg:y1="15.5cm" svg:x2="7.25cm" svg:y2="15.5cm">
          <text:p/>
        </draw:line>
        <draw:line draw:style-name="gr67" draw:text-style-name="P6" draw:layer="layout" svg:x1="7.75cm" svg:y1="23.25cm" svg:x2="7.25cm" svg:y2="23.25cm">
          <text:p/>
        </draw:line>
        <draw:line draw:style-name="gr68" draw:text-style-name="P6" draw:layer="layout" svg:x1="7.75cm" svg:y1="11.75cm" svg:x2="7.25cm" svg:y2="11.75cm">
          <text:p/>
        </draw:line>
        <draw:line draw:style-name="gr69" draw:text-style-name="P6" draw:layer="layout" svg:x1="7.75cm" svg:y1="3.75cm" svg:x2="7.75cm" svg:y2="23.25cm">
          <text:p/>
        </draw:line>
        <draw:connector draw:style-name="gr70" draw:text-style-name="P6" draw:layer="layout" draw:type="lines" draw:line-skew="-0.499cm 0.249cm" svg:x1="9cm" svg:y1="4.25cm" svg:x2="7.25cm" svg:y2="19.375cm" draw:start-shape="id9" draw:start-glue-point="0" draw:end-shape="id10" draw:end-glue-point="2" svg:d="M9000 4250h-1000v15125h-750" svg:viewBox="0 0 1751 15126">
          <text:p/>
        </draw:connector>
        <draw:custom-shape draw:style-name="gr71" draw:text-style-name="P15" xml:id="id11" draw:id="id11" draw:layer="layout" svg:width="2.5cm" svg:height="0.5cm" draw:transform="rotate (1.5707963267949) translate (9cm 11.45cm)">
          <text:p text:style-name="P13"><text:span text:style-name="T3">Rubber Foi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2" draw:text-style-name="P16" draw:layer="layout" svg:width="2.5cm" svg:height="0.5cm" draw:transform="rotate (1.5707963267949) translate (9.5cm 11.45cm)">
          <text:p text:style-name="P13"><text:span text:style-name="T3">Cluster Mil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14" draw:layer="layout" svg:width="2cm" svg:height="0.5cm" draw:transform="rotate (1.5707963267949) translate (10cm 10.95cm)">
          <text:p text:style-name="P13"><text:span text:style-name="T3">FeC Nu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14" draw:layer="layout" svg:width="2.5cm" svg:height="0.5cm" draw:transform="rotate (1.5707963267949) translate (10cm 11.45cm)">
          <text:p text:style-name="P13"><text:span text:style-name="T3">Rubber Pane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15" draw:layer="layout" svg:width="2.5cm" svg:height="0.5cm" draw:transform="rotate (1.5707963267949) translate (15cm 11.45cm)">
          <text:p text:style-name="P13"><text:span text:style-name="T3">Rubber Pane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2" draw:text-style-name="P16" draw:layer="layout" svg:width="2.5cm" svg:height="0.5cm" draw:transform="rotate (1.5707963267949) translate (15.5cm 11.45cm)">
          <text:p text:style-name="P13"><text:span text:style-name="T3">Cluster Mil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14" draw:layer="layout" svg:width="2cm" svg:height="0.5cm" draw:transform="rotate (1.5707963267949) translate (16cm 10.95cm)">
          <text:p text:style-name="P13"><text:span text:style-name="T3">FeC Nu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14" draw:layer="layout" svg:width="2.5cm" svg:height="0.5cm" draw:transform="rotate (1.5707963267949) translate (16cm 11.45cm)">
          <text:p text:style-name="P13"><text:span text:style-name="T3">Rubber Ingo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15" draw:layer="layout" svg:width="2cm" svg:height="0.5cm" draw:transform="rotate (1.5707963267949) translate (12cm 3.25cm)">
          <text:p text:style-name="P13"><text:span text:style-name="T3">Ag Nu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16" draw:layer="layout" svg:width="2cm" svg:height="0.5cm" draw:transform="rotate (1.5707963267949) translate (12.5cm 3.25cm)">
          <text:p text:style-name="P13"><text:span text:style-name="T3">Wiremil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14" draw:layer="layout" svg:width="2cm" svg:height="0.5cm" draw:transform="rotate (1.5707963267949) translate (13cm 3.25cm)">
          <text:p text:style-name="P13"><text:span text:style-name="T3">FeC Nu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14" draw:layer="layout" svg:width="2cm" svg:height="0.5cm" draw:transform="rotate (1.5707963267949) translate (13cm 3.25cm)">
          <text:p text:style-name="P13"><text:span text:style-name="T3">Ag Fra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15" draw:layer="layout" svg:width="2cm" svg:height="0.5cm" draw:transform="rotate (1.5707963267949) translate (15cm 3.25cm)">
          <text:p text:style-name="P13"><text:span text:style-name="T3">Ag Fra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16" draw:layer="layout" svg:width="2cm" svg:height="0.5cm" draw:transform="rotate (1.5707963267949) translate (15.5cm 3.25cm)">
          <text:p text:style-name="P13"><text:span text:style-name="T3">Wiremil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14" draw:layer="layout" svg:width="2cm" svg:height="0.5cm" draw:transform="rotate (1.5707963267949) translate (16cm 3.25cm)">
          <text:p text:style-name="P13"><text:span text:style-name="T3">FeC Nu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14" draw:layer="layout" svg:width="2cm" svg:height="0.5cm" draw:transform="rotate (1.5707963267949) translate (16cm 3.25cm)">
          <text:p text:style-name="P13"><text:span text:style-name="T3">Ag Ingo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15" draw:layer="layout" svg:width="3.75cm" svg:height="0.5cm" draw:transform="rotate (1.5707963267949) translate (15cm 8.95cm)">
          <text:p text:style-name="P13"><text:span text:style-name="T3">FeC Ingo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16" draw:layer="layout" svg:width="3.75cm" svg:height="0.5cm" draw:transform="rotate (1.5707963267949) translate (15.5cm 8.95cm)">
          <text:p text:style-name="P13"><text:span text:style-name="T3">Machine Assembl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14" draw:layer="layout" svg:width="1.75cm" svg:height="0.5cm" draw:transform="rotate (1.5707963267949) translate (16cm 8.95cm)">
          <text:p text:style-name="P13"><text:span text:style-name="T3">Ag Wi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14" draw:layer="layout" svg:width="2cm" svg:height="0.5cm" draw:transform="rotate (1.5707963267949) translate (16cm 7.2cm)">
          <text:p text:style-name="P13"><text:span text:style-name="T3">FeC Nu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14" draw:layer="layout" svg:width="1.75cm" svg:height="0.5cm" draw:transform="rotate (1.5707963267949) translate (16cm 8.95cm)">
          <text:p text:style-name="P13"><text:span text:style-name="T3">Fe Ingo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14" draw:layer="layout" svg:width="2cm" svg:height="0.5cm" draw:transform="rotate (1.5707963267949) translate (16cm 7.2cm)">
          <text:p text:style-name="P13"><text:span text:style-name="T3">C Gem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3" draw:text-style-name="P6" draw:layer="layout" svg:x1="15cm" svg:y1="6.2cm" svg:x2="13.5cm" svg:y2="6.2cm">
          <text:p/>
        </draw:line>
        <draw:custom-shape draw:style-name="gr63" draw:text-style-name="P15" xml:id="id17" draw:id="id17" draw:layer="layout" svg:width="2cm" svg:height="0.5cm" draw:transform="rotate (1.5707963267949) translate (12cm 3.25cm)">
          <text:p text:style-name="P13"><text:span text:style-name="T3">Ag Nu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16" draw:layer="layout" svg:width="2cm" svg:height="0.5cm" draw:transform="rotate (1.5707963267949) translate (12.5cm 3.25cm)">
          <text:p text:style-name="P13"><text:span text:style-name="T3">Wiremil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14" draw:layer="layout" svg:width="2cm" svg:height="0.5cm" draw:transform="rotate (1.5707963267949) translate (13cm 3.25cm)">
          <text:p text:style-name="P13"><text:span text:style-name="T3">FeC Nu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14" draw:layer="layout" svg:width="2cm" svg:height="0.5cm" draw:transform="rotate (1.5707963267949) translate (13cm 3.25cm)">
          <text:p text:style-name="P13"><text:span text:style-name="T3">Ag Fra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15" draw:layer="layout" svg:width="2cm" svg:height="0.5cm" draw:transform="rotate (1.5707963267949) translate (15cm 3.25cm)">
          <text:p text:style-name="P13"><text:span text:style-name="T3">Ag Fra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16" draw:layer="layout" svg:width="2cm" svg:height="0.5cm" draw:transform="rotate (1.5707963267949) translate (15.5cm 3.25cm)">
          <text:p text:style-name="P13"><text:span text:style-name="T3">Wiremil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14" draw:layer="layout" svg:width="2cm" svg:height="0.5cm" draw:transform="rotate (1.5707963267949) translate (16cm 3.25cm)">
          <text:p text:style-name="P13"><text:span text:style-name="T3">FeC Nu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14" draw:layer="layout" svg:width="2cm" svg:height="0.5cm" draw:transform="rotate (1.5707963267949) translate (16cm 3.25cm)">
          <text:p text:style-name="P13"><text:span text:style-name="T3">Ag Ingot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4" draw:text-style-name="P6" draw:layer="layout" svg:x1="15cm" svg:y1="2.2cm" svg:x2="13.5cm" svg:y2="2.2cm">
          <text:p/>
        </draw:line>
        <draw:custom-shape draw:style-name="gr63" draw:text-style-name="P15" draw:layer="layout" svg:width="2cm" svg:height="0.5cm" draw:transform="rotate (1.5707963267949) translate (12cm 5.2cm)">
          <text:p text:style-name="P13"><text:span text:style-name="T3">Ag Nu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16" draw:layer="layout" svg:width="2cm" svg:height="0.5cm" draw:transform="rotate (1.5707963267949) translate (12.5cm 5.2cm)">
          <text:p text:style-name="P13"><text:span text:style-name="T3">Wiremil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14" draw:layer="layout" svg:width="2cm" svg:height="0.5cm" draw:transform="rotate (1.5707963267949) translate (13cm 5.2cm)">
          <text:p text:style-name="P13"><text:span text:style-name="T3">FeC Nu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14" draw:layer="layout" svg:width="2cm" svg:height="0.5cm" draw:transform="rotate (1.5707963267949) translate (13cm 5.2cm)">
          <text:p text:style-name="P13"><text:span text:style-name="T3">Ag Fra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15" draw:layer="layout" svg:width="2cm" svg:height="0.5cm" draw:transform="rotate (1.5707963267949) translate (15cm 5.2cm)">
          <text:p text:style-name="P13"><text:span text:style-name="T3">Ag Fra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16" draw:layer="layout" svg:width="2cm" svg:height="0.5cm" draw:transform="rotate (1.5707963267949) translate (15.5cm 5.2cm)">
          <text:p text:style-name="P13"><text:span text:style-name="T3">Wiremil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14" draw:layer="layout" svg:width="2cm" svg:height="0.5cm" draw:transform="rotate (1.5707963267949) translate (16cm 5.2cm)">
          <text:p text:style-name="P13"><text:span text:style-name="T3">FeC Nu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14" draw:layer="layout" svg:width="2cm" svg:height="0.5cm" draw:transform="rotate (1.5707963267949) translate (16cm 5.2cm)">
          <text:p text:style-name="P13"><text:span text:style-name="T3">Ag Ingo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15" xml:id="id15" draw:id="id15" draw:layer="layout" svg:width="2cm" svg:height="0.5cm" draw:transform="rotate (1.5707963267949) translate (12cm 5.2cm)">
          <text:p text:style-name="P13"><text:span text:style-name="T3">Si Nu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16" draw:layer="layout" svg:width="2cm" svg:height="0.5cm" draw:transform="rotate (1.5707963267949) translate (12.5cm 5.2cm)">
          <text:p text:style-name="P13"><text:span text:style-name="T3">Wiremil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14" draw:layer="layout" svg:width="2cm" svg:height="0.5cm" draw:transform="rotate (1.5707963267949) translate (13cm 5.2cm)">
          <text:p text:style-name="P13"><text:span text:style-name="T3">FeC Nu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14" draw:layer="layout" svg:width="2cm" svg:height="0.5cm" draw:transform="rotate (1.5707963267949) translate (13cm 5.2cm)">
          <text:p text:style-name="P13"><text:span text:style-name="T3">Si Fra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15" draw:layer="layout" svg:width="2cm" svg:height="0.5cm" draw:transform="rotate (1.5707963267949) translate (15cm 5.2cm)">
          <text:p text:style-name="P13"><text:span text:style-name="T3">Si Fra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16" draw:layer="layout" svg:width="2cm" svg:height="0.5cm" draw:transform="rotate (1.5707963267949) translate (15.5cm 5.2cm)">
          <text:p text:style-name="P13"><text:span text:style-name="T3">Wiremil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14" draw:layer="layout" svg:width="2cm" svg:height="0.5cm" draw:transform="rotate (1.5707963267949) translate (16cm 5.2cm)">
          <text:p text:style-name="P13"><text:span text:style-name="T3">FeC Nu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14" draw:layer="layout" svg:width="2cm" svg:height="0.5cm" draw:transform="rotate (1.5707963267949) translate (16cm 5.2cm)">
          <text:p text:style-name="P13"><text:span text:style-name="T3">Si Ingot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4" draw:text-style-name="P6" draw:layer="layout" svg:x1="15cm" svg:y1="4.15cm" svg:x2="13.5cm" svg:y2="4.15cm">
          <text:p/>
        </draw:line>
        <draw:connector draw:style-name="gr75" draw:text-style-name="P6" draw:layer="layout" draw:type="lines" draw:line-skew="-0.249cm 0.499cm" svg:x1="9cm" svg:y1="10.2cm" svg:x2="7.25cm" svg:y2="13.675cm" draw:start-shape="id11" draw:start-glue-point="0" draw:end-shape="id12" draw:end-glue-point="2" svg:d="M9000 10200h-750v3475h-1000" svg:viewBox="0 0 1751 3476">
          <text:p/>
        </draw:connector>
        <draw:line draw:style-name="gr76" draw:text-style-name="P6" draw:layer="layout" svg:x1="8.25cm" svg:y1="10.25cm" svg:x2="7.25cm" svg:y2="10.25cm">
          <text:p/>
        </draw:line>
        <draw:connector draw:style-name="gr77" draw:text-style-name="P6" draw:layer="layout" draw:type="lines" draw:line-skew="-0.249cm 0.499cm" svg:x1="9cm" svg:y1="6.2cm" svg:x2="7.25cm" svg:y2="2.05cm" draw:start-shape="id13" draw:start-glue-point="0" draw:end-shape="id14" draw:end-glue-point="2" svg:d="M9000 6200h-750v-4150h-1000" svg:viewBox="0 0 1751 4151">
          <text:p/>
        </draw:connector>
        <draw:line draw:style-name="gr78" draw:text-style-name="P6" draw:layer="layout" svg:x1="15cm" svg:y1="10.25cm" svg:x2="10.5cm" svg:y2="10.25cm">
          <text:p/>
        </draw:line>
        <draw:line draw:style-name="gr79" draw:text-style-name="P6" draw:layer="layout" svg:x1="12cm" svg:y1="6.25cm" svg:x2="10.5cm" svg:y2="6.25cm">
          <text:p/>
        </draw:line>
        <draw:connector draw:style-name="gr80" draw:text-style-name="P6" draw:layer="layout" draw:type="lines" draw:line-skew="0.001cm 3.749cm" svg:x1="12cm" svg:y1="4.2cm" svg:x2="7.25cm" svg:y2="17.5cm" draw:start-shape="id15" draw:start-glue-point="0" draw:end-shape="id16" draw:end-glue-point="2" svg:d="M12000 4200h-500v13300h-4250" svg:viewBox="0 0 4751 13301">
          <text:p/>
        </draw:connector>
        <draw:connector draw:style-name="gr81" draw:text-style-name="P6" draw:layer="layout" draw:type="lines" draw:line-skew="-0.249cm 3.499cm" svg:x1="12cm" svg:y1="2.25cm" svg:x2="7.25cm" svg:y2="21.25cm" draw:start-shape="id17" draw:start-glue-point="0" draw:end-shape="id18" draw:end-glue-point="2" svg:d="M12000 2250h-750v19000h-4000" svg:viewBox="0 0 4751 19001">
          <text:p/>
        </draw:connector>
        <draw:custom-shape draw:style-name="gr82" draw:text-style-name="P17" draw:layer="layout" svg:width="2.5cm" svg:height="0.5cm" draw:transform="rotate (1.5707963267949) translate (17.5cm 11.5cm)">
          <text:p text:style-name="P13"><text:span text:style-name="T3">Stora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15" draw:layer="layout" svg:width="2.5cm" svg:height="0.5cm" draw:transform="rotate (1.5707963267949) translate (17cm 11.5cm)">
          <text:p text:style-name="P13"><text:span text:style-name="T3">Rubber Ingo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3" draw:text-style-name="P17" draw:layer="layout" svg:width="1.75cm" svg:height="0.5cm" draw:transform="rotate (1.5707963267949) translate (17.5cm 9cm)">
          <text:p text:style-name="P13"><text:span text:style-name="T3">Stora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4" draw:text-style-name="P15" draw:layer="layout" svg:width="1.75cm" svg:height="0.5cm" draw:transform="rotate (1.5707963267949) translate (17cm 9cm)">
          <text:p text:style-name="P13"><text:span text:style-name="T3">Fe Ingo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5" draw:text-style-name="P17" draw:layer="layout" svg:width="2cm" svg:height="0.5cm" draw:transform="rotate (1.5707963267949) translate (17.5cm 7.25cm)">
          <text:p text:style-name="P13"><text:span text:style-name="T3">Stora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15" draw:layer="layout" svg:width="2cm" svg:height="0.5cm" draw:transform="rotate (1.5707963267949) translate (17cm 7.25cm)">
          <text:p text:style-name="P13"><text:span text:style-name="T3">C Ge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5" draw:text-style-name="P17" draw:layer="layout" svg:width="2cm" svg:height="0.5cm" draw:transform="rotate (1.5707963267949) translate (17.5cm 5.25cm)">
          <text:p text:style-name="P13"><text:span text:style-name="T3">Stora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15" draw:layer="layout" svg:width="2cm" svg:height="0.5cm" draw:transform="rotate (1.5707963267949) translate (17cm 5.25cm)">
          <text:p text:style-name="P13"><text:span text:style-name="T3">Si Ingo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5" draw:text-style-name="P17" draw:layer="layout" svg:width="2cm" svg:height="0.5cm" draw:transform="rotate (1.5707963267949) translate (17.5cm 3.25cm)">
          <text:p text:style-name="P13"><text:span text:style-name="T3">Stora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15" draw:layer="layout" svg:width="2cm" svg:height="0.5cm" draw:transform="rotate (1.5707963267949) translate (17cm 3.25cm)">
          <text:p text:style-name="P13"><text:span text:style-name="T3">Ag Ingot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6" draw:text-style-name="P6" draw:layer="layout" svg:x1="17cm" svg:y1="10.25cm" svg:x2="16.5cm" svg:y2="10.25cm">
          <text:p/>
        </draw:line>
        <draw:line draw:style-name="gr86" draw:text-style-name="P6" draw:layer="layout" svg:x1="17cm" svg:y1="6.25cm" svg:x2="16.5cm" svg:y2="6.25cm">
          <text:p/>
        </draw:line>
        <draw:line draw:style-name="gr86" draw:text-style-name="P6" draw:layer="layout" svg:x1="17cm" svg:y1="8cm" svg:x2="16.5cm" svg:y2="8cm">
          <text:p/>
        </draw:line>
        <draw:line draw:style-name="gr86" draw:text-style-name="P6" draw:layer="layout" svg:x1="17cm" svg:y1="4.25cm" svg:x2="16.5cm" svg:y2="4.25cm">
          <text:p/>
        </draw:line>
        <draw:line draw:style-name="gr86" draw:text-style-name="P6" draw:layer="layout" svg:x1="17cm" svg:y1="2.25cm" svg:x2="16.5cm" svg:y2="2.25cm">
          <text:p/>
        </draw:line>
        <draw:custom-shape draw:style-name="gr63" draw:text-style-name="P15" xml:id="id19" draw:id="id19" draw:layer="layout" svg:width="2cm" svg:height="0.5cm" draw:transform="rotate (1.5707963267949) translate (9cm 13.5cm)">
          <text:p text:style-name="P13"><text:span text:style-name="T3">Ni Wi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16" draw:layer="layout" svg:width="2cm" svg:height="0.5cm" draw:transform="rotate (1.5707963267949) translate (9.5cm 13.5cm)">
          <text:p text:style-name="P13"><text:span text:style-name="T3">Wiremil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14" draw:layer="layout" svg:width="2cm" svg:height="0.5cm" draw:transform="rotate (1.5707963267949) translate (10cm 13.5cm)">
          <text:p text:style-name="P13"><text:span text:style-name="T3">FeC Nu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14" draw:layer="layout" svg:width="2cm" svg:height="0.5cm" draw:transform="rotate (1.5707963267949) translate (10cm 13.5cm)">
          <text:p text:style-name="P13"><text:span text:style-name="T3">Ni Nu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15" draw:layer="layout" svg:width="2cm" svg:height="0.5cm" draw:transform="rotate (1.5707963267949) translate (12cm 13.5cm)">
          <text:p text:style-name="P13"><text:span text:style-name="T3">Ag Nu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16" draw:layer="layout" svg:width="2cm" svg:height="0.5cm" draw:transform="rotate (1.5707963267949) translate (12.5cm 13.5cm)">
          <text:p text:style-name="P13"><text:span text:style-name="T3">Wiremil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14" draw:layer="layout" svg:width="2cm" svg:height="0.5cm" draw:transform="rotate (1.5707963267949) translate (13cm 13.5cm)">
          <text:p text:style-name="P13"><text:span text:style-name="T3">FeC Nu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14" draw:layer="layout" svg:width="2cm" svg:height="0.5cm" draw:transform="rotate (1.5707963267949) translate (13cm 13.5cm)">
          <text:p text:style-name="P13"><text:span text:style-name="T3">Ag Fra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15" draw:layer="layout" svg:width="2cm" svg:height="0.5cm" draw:transform="rotate (1.5707963267949) translate (15cm 13.5cm)">
          <text:p text:style-name="P13"><text:span text:style-name="T3">Ag Fra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16" draw:layer="layout" svg:width="2cm" svg:height="0.5cm" draw:transform="rotate (1.5707963267949) translate (15.5cm 13.5cm)">
          <text:p text:style-name="P13"><text:span text:style-name="T3">Wiremil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14" draw:layer="layout" svg:width="2cm" svg:height="0.5cm" draw:transform="rotate (1.5707963267949) translate (16cm 13.5cm)">
          <text:p text:style-name="P13"><text:span text:style-name="T3">FeC Nu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14" draw:layer="layout" svg:width="2cm" svg:height="0.5cm" draw:transform="rotate (1.5707963267949) translate (16cm 13.5cm)">
          <text:p text:style-name="P13"><text:span text:style-name="T3">Ag Ingo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15" draw:layer="layout" svg:width="2cm" svg:height="0.5cm" draw:transform="rotate (1.5707963267949) translate (12cm 13.5cm)">
          <text:p text:style-name="P13"><text:span text:style-name="T3">Ni Nu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16" draw:layer="layout" svg:width="2cm" svg:height="0.5cm" draw:transform="rotate (1.5707963267949) translate (12.5cm 13.5cm)">
          <text:p text:style-name="P13"><text:span text:style-name="T3">Wiremil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14" draw:layer="layout" svg:width="2cm" svg:height="0.5cm" draw:transform="rotate (1.5707963267949) translate (13cm 13.5cm)">
          <text:p text:style-name="P13"><text:span text:style-name="T3">FeC Nu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14" draw:layer="layout" svg:width="2cm" svg:height="0.5cm" draw:transform="rotate (1.5707963267949) translate (13cm 13.5cm)">
          <text:p text:style-name="P13"><text:span text:style-name="T3">Ni Fra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15" draw:layer="layout" svg:width="2cm" svg:height="0.5cm" draw:transform="rotate (1.5707963267949) translate (15cm 13.5cm)">
          <text:p text:style-name="P13"><text:span text:style-name="T3">Ni Fra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16" draw:layer="layout" svg:width="2cm" svg:height="0.5cm" draw:transform="rotate (1.5707963267949) translate (15.5cm 13.5cm)">
          <text:p text:style-name="P13"><text:span text:style-name="T3">Wiremil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14" draw:layer="layout" svg:width="2cm" svg:height="0.5cm" draw:transform="rotate (1.5707963267949) translate (16cm 13.5cm)">
          <text:p text:style-name="P13"><text:span text:style-name="T3">FeC Nu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14" draw:layer="layout" svg:width="2cm" svg:height="0.5cm" draw:transform="rotate (1.5707963267949) translate (16cm 13.5cm)">
          <text:p text:style-name="P13"><text:span text:style-name="T3">Ni Ingot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4" draw:text-style-name="P6" draw:layer="layout" svg:x1="15cm" svg:y1="12.45cm" svg:x2="13.5cm" svg:y2="12.45cm">
          <text:p/>
        </draw:line>
        <draw:custom-shape draw:style-name="gr85" draw:text-style-name="P17" draw:layer="layout" svg:width="2cm" svg:height="0.5cm" draw:transform="rotate (1.5707963267949) translate (17.5cm 13.5cm)">
          <text:p text:style-name="P13"><text:span text:style-name="T3">Stora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15" draw:layer="layout" svg:width="2cm" svg:height="0.5cm" draw:transform="rotate (1.5707963267949) translate (17cm 13.5cm)">
          <text:p text:style-name="P13"><text:span text:style-name="T3">Ni Ingot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6" draw:text-style-name="P6" draw:layer="layout" svg:x1="17cm" svg:y1="12.5cm" svg:x2="16.5cm" svg:y2="12.5cm">
          <text:p/>
        </draw:line>
        <draw:line draw:style-name="gr74" draw:text-style-name="P6" draw:layer="layout" svg:x1="12cm" svg:y1="12.5cm" svg:x2="10.5cm" svg:y2="12.5cm">
          <text:p/>
        </draw:line>
        <draw:connector draw:style-name="gr87" draw:text-style-name="P6" draw:layer="layout" draw:type="lines" draw:line-skew="0cm 0.749cm" svg:x1="9cm" svg:y1="12.5cm" svg:x2="7.25cm" svg:y2="5.8cm" draw:start-shape="id19" draw:start-glue-point="0" draw:end-shape="id20" draw:end-glue-point="2" svg:d="M9000 12500h-501l1-6700h-1250" svg:viewBox="0 0 1751 6701">
          <text:p/>
        </draw:connector>
        <draw:line draw:style-name="gr88" draw:text-style-name="P6" draw:layer="layout" svg:x1="12cm" svg:y1="4.25cm" svg:x2="10.5cm" svg:y2="4.25cm">
          <text:p/>
        </draw:line>
        <draw:line draw:style-name="gr89" draw:text-style-name="P6" draw:layer="layout" svg:x1="12cm" svg:y1="2.25cm" svg:x2="10.5cm" svg:y2="2.25cm">
          <text:p/>
        </draw:line>
        <draw:connector draw:style-name="gr90" draw:text-style-name="P6" draw:layer="layout" draw:type="lines" draw:line-skew="-0.749cm" svg:x1="9cm" svg:y1="2.25cm" svg:x2="7.25cm" svg:y2="3.925cm" draw:start-shape="id21" draw:start-glue-point="0" draw:end-shape="id22" draw:end-glue-point="2" svg:d="M9000 2250h-1250l1 1675h-501" svg:viewBox="0 0 1751 1676">
          <text:p/>
        </draw:connector>
      </draw:page>
      <draw:page draw:name="page3" draw:style-name="dp1" draw:master-page-name="Domyślny">
        <draw:custom-shape draw:style-name="gr91" draw:text-style-name="P19" draw:layer="layout" svg:width="4cm" svg:height="0.5cm" svg:x="1cm" svg:y="1cm">
          <text:p text:style-name="P19">Recipe finder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draw:marker draw:name="Groty_20_strzałek_20_1" draw:display-name="Groty strzałek 1" svg:viewBox="0 0 20 20" svg:d="M0 20l10-20 10 20z"/>
    <draw:marker draw:name="Groty_20_strzałek_20_11" draw:display-name="Groty strzałek 11" svg:viewBox="0 0 20 20" svg:d="M0 20l10-20 10 20z"/>
    <draw:marker draw:name="Groty_20_strzałek_20_12" draw:display-name="Groty strzałek 12" svg:viewBox="0 0 20 20" svg:d="M0 20l10-20 10 20z"/>
    <draw:marker draw:name="Groty_20_strzałek_20_13" draw:display-name="Groty strzałek 13" svg:viewBox="0 0 20 20" svg:d="M0 20l10-20 10 20z"/>
    <draw:marker draw:name="Groty_20_strzałek_20_15" draw:display-name="Groty strzałek 15" svg:viewBox="0 0 20 20" svg:d="M0 20l10-20 10 20z"/>
    <draw:marker draw:name="Groty_20_strzałek_20_16" draw:display-name="Groty strzałek 16" svg:viewBox="0 0 20 20" svg:d="M0 20l10-20 10 20z"/>
    <draw:marker draw:name="Groty_20_strzałek_20_17" draw:display-name="Groty strzałek 17" svg:viewBox="0 0 20 20" svg:d="M0 20l10-20 10 20z"/>
    <draw:marker draw:name="Groty_20_strzałek_20_18" draw:display-name="Groty strzałek 18" svg:viewBox="0 0 20 20" svg:d="M0 20l10-20 10 20z"/>
    <draw:marker draw:name="Groty_20_strzałek_20_19" draw:display-name="Groty strzałek 19" svg:viewBox="0 0 20 20" svg:d="M0 20l10-20 10 20z"/>
    <draw:marker draw:name="Groty_20_strzałek_20_2" draw:display-name="Groty strzałek 2" svg:viewBox="0 0 20 20" svg:d="M0 20l10-20 10 20z"/>
    <draw:marker draw:name="Groty_20_strzałek_20_20" draw:display-name="Groty strzałek 20" svg:viewBox="0 0 20 20" svg:d="M0 20l10-20 10 20z"/>
    <draw:marker draw:name="Groty_20_strzałek_20_21" draw:display-name="Groty strzałek 21" svg:viewBox="0 0 20 20" svg:d="M0 20l10-20 10 20z"/>
    <draw:marker draw:name="Groty_20_strzałek_20_22" draw:display-name="Groty strzałek 22" svg:viewBox="0 0 20 20" svg:d="M0 20l10-20 10 20z"/>
    <draw:marker draw:name="Groty_20_strzałek_20_23" draw:display-name="Groty strzałek 23" svg:viewBox="0 0 20 20" svg:d="M0 20l10-20 10 20z"/>
    <draw:marker draw:name="Groty_20_strzałek_20_24" draw:display-name="Groty strzałek 24" svg:viewBox="0 0 20 20" svg:d="M0 20l10-20 10 20z"/>
    <draw:marker draw:name="Groty_20_strzałek_20_25" draw:display-name="Groty strzałek 25" svg:viewBox="0 0 20 20" svg:d="M0 20l10-20 10 20z"/>
    <draw:marker draw:name="Groty_20_strzałek_20_26" draw:display-name="Groty strzałek 26" svg:viewBox="0 0 20 20" svg:d="M0 20l10-20 10 20z"/>
    <draw:marker draw:name="Groty_20_strzałek_20_28" draw:display-name="Groty strzałek 28" svg:viewBox="0 0 20 20" svg:d="M0 20l10-20 10 20z"/>
    <draw:marker draw:name="Groty_20_strzałek_20_29" draw:display-name="Groty strzałek 29" svg:viewBox="0 0 20 20" svg:d="M0 20l10-20 10 20z"/>
    <draw:marker draw:name="Groty_20_strzałek_20_30" draw:display-name="Groty strzałek 30" svg:viewBox="0 0 20 20" svg:d="M0 20l10-20 10 20z"/>
    <draw:marker draw:name="Groty_20_strzałek_20_31" draw:display-name="Groty strzałek 31" svg:viewBox="0 0 20 20" svg:d="M0 20l10-20 10 20z"/>
    <draw:marker draw:name="Groty_20_strzałek_20_32" draw:display-name="Groty strzałek 32" svg:viewBox="0 0 20 20" svg:d="M0 20l10-20 10 20z"/>
    <draw:marker draw:name="Groty_20_strzałek_20_33" draw:display-name="Groty strzałek 33" svg:viewBox="0 0 20 20" svg:d="M0 20l10-20 10 20z"/>
    <draw:marker draw:name="Groty_20_strzałek_20_34" draw:display-name="Groty strzałek 34" svg:viewBox="0 0 20 20" svg:d="M0 20l10-20 10 20z"/>
    <draw:marker draw:name="Groty_20_strzałek_20_35" draw:display-name="Groty strzałek 35" svg:viewBox="0 0 20 20" svg:d="M0 20l10-20 10 20z"/>
    <draw:marker draw:name="Groty_20_strzałek_20_36" draw:display-name="Groty strzałek 36" svg:viewBox="0 0 20 20" svg:d="M0 20l10-20 10 20z"/>
    <draw:marker draw:name="Groty_20_strzałek_20_38" draw:display-name="Groty strzałek 38" svg:viewBox="0 0 20 20" svg:d="M0 20l10-20 10 20z"/>
    <draw:marker draw:name="Groty_20_strzałek_20_39" draw:display-name="Groty strzałek 39" svg:viewBox="0 0 20 20" svg:d="M0 20l10-20 10 20z"/>
    <draw:marker draw:name="Groty_20_strzałek_20_4" draw:display-name="Groty strzałek 4" svg:viewBox="0 0 20 20" svg:d="M0 20l10-20 10 20z"/>
    <draw:marker draw:name="Groty_20_strzałek_20_40" draw:display-name="Groty strzałek 40" svg:viewBox="0 0 20 20" svg:d="M0 20l10-20 10 20z"/>
    <draw:marker draw:name="Groty_20_strzałek_20_44" draw:display-name="Groty strzałek 44" svg:viewBox="0 0 20 20" svg:d="M0 20l10-20 10 20z"/>
    <draw:marker draw:name="Groty_20_strzałek_20_45" draw:display-name="Groty strzałek 45" svg:viewBox="0 0 20 20" svg:d="M0 20l10-20 10 20z"/>
    <draw:marker draw:name="Groty_20_strzałek_20_46" draw:display-name="Groty strzałek 46" svg:viewBox="0 0 20 20" svg:d="M0 20l10-20 10 20z"/>
    <draw:marker draw:name="Groty_20_strzałek_20_47" draw:display-name="Groty strzałek 47" svg:viewBox="0 0 20 20" svg:d="M0 20l10-20 10 20z"/>
    <draw:marker draw:name="Groty_20_strzałek_20_48" draw:display-name="Groty strzałek 48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10-19T10:41:15.553000000</meta:creation-date>
    <dc:date>2022-10-19T19:15:01.523000000</dc:date>
    <meta:editing-duration>PT39M31S</meta:editing-duration>
    <meta:editing-cycles>9</meta:editing-cycles>
    <meta:generator>LibreOffice/7.2.4.1$Windows_X86_64 LibreOffice_project/27d75539669ac387bb498e35313b970b7fe9c4f9</meta:generator>
    <meta:document-statistic meta:object-count="217"/>
  </office:meta>
</office:document-meta>
</file>